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"/>
    <style:style style:name="ce13" style:family="table-cell" style:parent-style-name="Default" style:data-style-name="N2"/>
    <style:style style:name="ce14" style:family="table-cell" style:parent-style-name="Default" style:data-style-name="N126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  <style:style style:name="ce17" style:family="table-cell" style:parent-style-name="Default" style:data-style-name="N4"/>
    <style:style style:name="ce18" style:family="table-cell" style:parent-style-name="Default" style:data-style-name="N0"/>
    <style:style style:name="ce19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"/>
    <style:style style:name="ce25" style:family="table-cell" style:parent-style-name="Default">
      <style:text-properties style:font-name="DejaVu Math TeX Gyre" fo:font-size="11pt" style:font-size-asian="11pt" style:font-size-complex="11pt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2"/>
    <style:style style:name="ce30" style:family="table-cell" style:parent-style-name="Default" style:data-style-name="N126"/>
    <style:style style:name="ce31" style:family="table-cell" style:parent-style-name="Default" style:data-style-name="N4"/>
    <style:style style:name="ce32" style:family="table-cell" style:parent-style-name="Default" style:data-style-name="N0"/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24"/>
        <table:table-column table:style-name="co1" table:default-cell-style-name="Default"/>
        <table:table-column table:style-name="co1" table:number-columns-repeated="2" table:default-cell-style-name="ce2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5" table:number-columns-repeated="5"/>
          <table:table-cell table:style-name="Default"/>
          <table:table-cell table:style-name="ce25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5" table:number-columns-repeated="5"/>
          <table:table-cell table:style-name="Default" office:value-type="string" calcext:value-type="string">
            <text:p>Challenge points</text:p>
          </table:table-cell>
          <table:table-cell table:style-name="ce25"/>
          <table:table-cell table:style-name="ce25" office:value-type="string" calcext:value-type="string">
            <text:p>Rounds sustained</text:p>
          </table:table-cell>
          <table:table-cell table:style-name="ce25" office:value-type="string" calcext:value-type="string">
            <text:p>DPR</text:p>
          </table:table-cell>
          <table:table-cell table:style-name="ce25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5" table:number-columns-repeated="5"/>
          <table:table-cell table:formula="of:=[.M3]*[.N3]" office:value-type="float" office:value="38.8414634146342" calcext:value-type="float">
            <text:p>39</text:p>
          </table:table-cell>
          <table:table-cell table:style-name="ce25"/>
          <table:table-cell table:formula="of:=[.B3]/([.$C$6]*(21-([.D3]-[.$E$6]))*0.05+[.$C$6]*(11-([.D3]-[.$E$6]))*0.05)" office:value-type="float" office:value="4.26829268292683" calcext:value-type="float">
            <text:p>4</text:p>
          </table:table-cell>
          <table:table-cell table:formula="of:=[.C3]*(22-([.$D$6]-[.E3]))*0.05" office:value-type="float" office:value="9.1" calcext:value-type="float">
            <text:p>9</text:p>
          </table:table-cell>
          <table:table-cell table:style-name="ce25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5" table:number-columns-repeated="5"/>
          <table:table-cell table:formula="of:=[.M4]*[.N4]" office:value-type="float" office:value="46.7463414634146" calcext:value-type="float">
            <text:p>47</text:p>
          </table:table-cell>
          <table:table-cell/>
          <table:table-cell table:formula="of:=[.B4]/([.$C$6]*(21-([.D4]-[.$E$6]))*0.05+[.$C$6]*(11-([.D4]-[.$E$6]))*0.05)" office:value-type="float" office:value="4.51219512195122" calcext:value-type="float">
            <text:p>5</text:p>
          </table:table-cell>
          <table:table-cell table:formula="of:=[.C4]*(22-([.$D$6]-[.E4]))*0.05" office:value-type="float" office:value="10.36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5" table:number-columns-repeated="5"/>
          <table:table-cell table:formula="of:=[.M5]*[.N5]" office:value-type="float" office:value="51.9365853658537" calcext:value-type="float">
            <text:p>52</text:p>
          </table:table-cell>
          <table:table-cell/>
          <table:table-cell table:formula="of:=[.B5]/([.$C$6]*(21-([.D5]-[.$E$6]))*0.05+[.$C$6]*(11-([.D5]-[.$E$6]))*0.05)" office:value-type="float" office:value="4.75609756097561" calcext:value-type="float">
            <text:p>5</text:p>
          </table:table-cell>
          <table:table-cell table:formula="of:=[.C5]*(22-([.$D$6]-[.E5]))*0.05" office:value-type="float" office:value="10.92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5" table:number-columns-repeated="5"/>
          <table:table-cell table:formula="of:=[.M6]*[.N6]" office:value-type="float" office:value="68.3333333333333" calcext:value-type="float">
            <text:p>68</text:p>
          </table:table-cell>
          <table:table-cell/>
          <table:table-cell table:formula="of:=[.B6]/([.$C$6]*(21-([.D6]-[.$E$6]))*0.05+[.$C$6]*(11-([.D6]-[.$E$6]))*0.05)" office:value-type="float" office:value="5.55555555555556" calcext:value-type="float">
            <text:p>6</text:p>
          </table:table-cell>
          <table:table-cell table:formula="of:=[.C6]*(22-([.$D$6]-[.E6]))*0.05" office:value-type="float" office:value="12.3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5" table:number-columns-repeated="5"/>
          <table:table-cell table:formula="of:=[.M7]*[.N7]" office:value-type="float" office:value="75.1626016260163" calcext:value-type="float">
            <text:p>75</text:p>
          </table:table-cell>
          <table:table-cell/>
          <table:table-cell table:formula="of:=[.B7]/([.$C$6]*(21-([.D7]-[.$E$6]))*0.05+[.$C$6]*(11-([.D7]-[.$E$6]))*0.05)" office:value-type="float" office:value="5.82655826558266" calcext:value-type="float">
            <text:p>6</text:p>
          </table:table-cell>
          <table:table-cell table:formula="of:=[.C7]*(22-([.$D$6]-[.E7]))*0.05" office:value-type="float" office:value="12.9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5" table:number-columns-repeated="5"/>
          <table:table-cell table:formula="of:=[.M8]*[.N8]" office:value-type="float" office:value="82.3170731707317" calcext:value-type="float">
            <text:p>82</text:p>
          </table:table-cell>
          <table:table-cell/>
          <table:table-cell table:formula="of:=[.B8]/([.$C$6]*(21-([.D8]-[.$E$6]))*0.05+[.$C$6]*(11-([.D8]-[.$E$6]))*0.05)" office:value-type="float" office:value="6.09756097560976" calcext:value-type="float">
            <text:p>6</text:p>
          </table:table-cell>
          <table:table-cell table:formula="of:=[.C8]*(22-([.$D$6]-[.E8]))*0.05" office:value-type="float" office:value="13.5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5" table:number-columns-repeated="5"/>
          <table:table-cell table:formula="of:=[.M9]*[.N9]" office:value-type="float" office:value="107.756097560976" calcext:value-type="float">
            <text:p>108</text:p>
          </table:table-cell>
          <table:table-cell/>
          <table:table-cell table:formula="of:=[.B9]/([.$C$6]*(21-([.D9]-[.$E$6]))*0.05+[.$C$6]*(11-([.D9]-[.$E$6]))*0.05)" office:value-type="float" office:value="7.16463414634146" calcext:value-type="float">
            <text:p>7</text:p>
          </table:table-cell>
          <table:table-cell table:formula="of:=[.C9]*(22-([.$D$6]-[.E9]))*0.05" office:value-type="float" office:value="15.04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5" table:number-columns-repeated="5"/>
          <table:table-cell table:formula="of:=[.M10]*[.N10]" office:value-type="float" office:value="117.121951219512" calcext:value-type="float">
            <text:p>117</text:p>
          </table:table-cell>
          <table:table-cell/>
          <table:table-cell table:formula="of:=[.B10]/([.$C$6]*(21-([.D10]-[.$E$6]))*0.05+[.$C$6]*(11-([.D10]-[.$E$6]))*0.05)" office:value-type="float" office:value="7.46951219512195" calcext:value-type="float">
            <text:p>7</text:p>
          </table:table-cell>
          <table:table-cell table:formula="of:=[.C10]*(22-([.$D$6]-[.E10]))*0.05" office:value-type="float" office:value="15.68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Increase:</text:p>
          </table:table-cell>
          <table:table-cell table:style-name="ce27" table:formula="of:=[.K6]/[.K5] -1" office:value-type="percentage" office:value="0.315707084937854" calcext:value-type="percentage">
            <text:p>31.57%</text:p>
          </table:table-cell>
          <table:table-cell table:style-name="ce25" table:number-columns-repeated="2"/>
          <table:table-cell table:formula="of:=[.M11]*[.N11]" office:value-type="float" office:value="126.878048780488" calcext:value-type="float">
            <text:p>127</text:p>
          </table:table-cell>
          <table:table-cell/>
          <table:table-cell table:formula="of:=[.B11]/([.$C$6]*(21-([.D11]-[.$E$6]))*0.05+[.$C$6]*(11-([.D11]-[.$E$6]))*0.05)" office:value-type="float" office:value="7.77439024390244" calcext:value-type="float">
            <text:p>8</text:p>
          </table:table-cell>
          <table:table-cell table:formula="of:=[.C11]*(22-([.$D$6]-[.E11]))*0.05" office:value-type="float" office:value="16.32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5" table:number-columns-repeated="5"/>
          <table:table-cell table:formula="of:=[.M12]*[.N12]" office:value-type="float" office:value="163.262195121951" calcext:value-type="float">
            <text:p>163</text:p>
          </table:table-cell>
          <table:table-cell/>
          <table:table-cell table:formula="of:=[.B12]/([.$C$6]*(21-([.D12]-[.$E$6]))*0.05+[.$C$6]*(11-([.D12]-[.$E$6]))*0.05)" office:value-type="float" office:value="9.14634146341463" calcext:value-type="float">
            <text:p>9</text:p>
          </table:table-cell>
          <table:table-cell table:formula="of:=[.C12]*(22-([.$D$6]-[.E12]))*0.05" office:value-type="float" office:value="17.85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3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28" office:value-type="string" calcext:value-type="string">
            <text:p>2 players</text:p>
          </table:table-cell>
          <table:table-cell table:style-name="ce26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/>
          <table:table-cell table:style-name="Default" office:value-type="string" calcext:value-type="string">
            <text:p>Rounds sustained</text:p>
          </table:table-cell>
          <table:table-cell table:style-name="Default" office:value-type="string" calcext:value-type="string">
            <text:p>DP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table:formula="of:=[.$K$6]*9/[.$K$33]" office:value-type="float" office:value="14120.4" calcext:value-type="float">
            <text:p>14120</text:p>
          </table:table-cell>
          <table:table-cell table:style-name="ce24" table:formula="of:=[.$K$6]*3*SQRT(3)/[.K33]" office:value-type="float" office:value="8152.41674106519" calcext:value-type="float">
            <text:p>8152</text:p>
          </table:table-cell>
          <table:table-cell table:style-name="ce24" table:formula="of:=[.$K$6]*3/[.K33]" office:value-type="float" office:value="4706.8" calcext:value-type="float">
            <text:p>4707</text:p>
          </table:table-cell>
          <table:table-cell office:value-type="string" calcext:value-type="string">
            <text:p>Chicken</text:p>
          </table:table-cell>
          <table:table-cell table:style-name="ce29" table:formula="of:=[.M33]*[.N33]" office:value-type="float" office:value="0.0435540069686411" calcext:value-type="float">
            <text:p>0.04</text:p>
          </table:table-cell>
          <table:table-cell/>
          <table:table-cell table:formula="of:=[.B33]/([.$C$6]*(21-([.D33]-[.$E$6]))*0.05+[.$C$6]*(11-([.D33]-[.$E$6]))*0.05)" office:value-type="float" office:value="0.145180023228804" calcext:value-type="float">
            <text:p>0</text:p>
          </table:table-cell>
          <table:table-cell table:formula="of:=[.C33]*(22-([.$D$6]-[.E33]))*0.05" office:value-type="float" office:value="0.3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3]+8" office:value-type="float" office:value="13" calcext:value-type="float">
            <text:p>13</text:p>
          </table:table-cell>
          <table:table-cell table:style-name="ce24" table:formula="of:=[.B34]/7" office:value-type="float" office:value="1.85714285714286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table:formula="of:=[.$K$6]*9/[.K34]" office:value-type="float" office:value="2506.57988165681" calcext:value-type="float">
            <text:p>2507</text:p>
          </table:table-cell>
          <table:table-cell table:style-name="ce24" table:formula="of:=[.$K$6]*3*SQRT(3)/[.K34]" office:value-type="float" office:value="1447.17456941986" calcext:value-type="float">
            <text:p>1447</text:p>
          </table:table-cell>
          <table:table-cell table:style-name="ce24" table:formula="of:=[.$K$6]*3/[.K34]" office:value-type="float" office:value="835.526627218935" calcext:value-type="float">
            <text:p>836</text:p>
          </table:table-cell>
          <table:table-cell office:value-type="string" calcext:value-type="string">
            <text:p>Commoner</text:p>
          </table:table-cell>
          <table:table-cell table:style-name="ce30" table:formula="of:=[.M34]*[.N34]" office:value-type="float" office:value="0.245354239256678" calcext:value-type="float">
            <text:p>0.2</text:p>
          </table:table-cell>
          <table:table-cell/>
          <table:table-cell table:formula="of:=[.B34]/([.$C$6]*(21-([.D34]-[.$E$6]))*0.05+[.$C$6]*(11-([.D34]-[.$E$6]))*0.05)" office:value-type="float" office:value="0.440379403794038" calcext:value-type="float">
            <text:p>0</text:p>
          </table:table-cell>
          <table:table-cell table:formula="of:=[.C34]*(22-([.$D$6]-[.E34]))*0.05" office:value-type="float" office:value="0.557142857142857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4]+8" office:value-type="float" office:value="21" calcext:value-type="float">
            <text:p>21</text:p>
          </table:table-cell>
          <table:table-cell table:style-name="ce24" table:formula="of:=[.B35]/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style-name="ce24" table:formula="of:=[.$K$6]*9/[.K35]" office:value-type="float" office:value="800.476190476191" calcext:value-type="float">
            <text:p>800</text:p>
          </table:table-cell>
          <table:table-cell table:style-name="ce24" table:formula="of:=[.$K$6]*3*SQRT(3)/[.K35]" office:value-type="float" office:value="462.155144051315" calcext:value-type="float">
            <text:p>462</text:p>
          </table:table-cell>
          <table:table-cell table:style-name="ce24" table:formula="of:=[.$K$6]*3/[.K35]" office:value-type="float" office:value="266.825396825397" calcext:value-type="float">
            <text:p>267</text:p>
          </table:table-cell>
          <table:table-cell office:value-type="string" calcext:value-type="string">
            <text:p>Goblin</text:p>
          </table:table-cell>
          <table:table-cell table:formula="of:=[.M35]*[.N35]" office:value-type="float" office:value="0.768292682926829" calcext:value-type="float">
            <text:p>1</text:p>
          </table:table-cell>
          <table:table-cell/>
          <table:table-cell table:formula="of:=[.B35]/([.$C$6]*(21-([.D35]-[.$E$6]))*0.05+[.$C$6]*(11-([.D35]-[.$E$6]))*0.05)" office:value-type="float" office:value="0.853658536585366" calcext:value-type="float">
            <text:p>1</text:p>
          </table:table-cell>
          <table:table-cell table:formula="of:=[.C35]*(22-([.$D$6]-[.E35]))*0.05" office:value-type="float" office:value="0.9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5]+8" office:value-type="float" office:value="29" calcext:value-type="float">
            <text:p>29</text:p>
          </table:table-cell>
          <table:table-cell table:style-name="ce24" table:formula="of:=[.B36]/7" office:value-type="float" office:value="4.1428571428571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style-name="ce24" table:formula="of:=[.$K$6]*9/[.K36]" office:value-type="float" office:value="272.837693222354" calcext:value-type="float">
            <text:p>273</text:p>
          </table:table-cell>
          <table:table-cell table:style-name="ce24" table:formula="of:=[.$K$6]*3*SQRT(3)/[.K36]" office:value-type="float" office:value="157.522915627003" calcext:value-type="float">
            <text:p>158</text:p>
          </table:table-cell>
          <table:table-cell table:style-name="ce24" table:formula="of:=[.$K$6]*3/[.K36]" office:value-type="float" office:value="90.9458977407848" calcext:value-type="float">
            <text:p>91</text:p>
          </table:table-cell>
          <table:table-cell office:value-type="string" calcext:value-type="string">
            <text:p>Bandit</text:p>
          </table:table-cell>
          <table:table-cell table:formula="of:=[.M36]*[.N36]" office:value-type="float" office:value="2.2540873760386" calcext:value-type="float">
            <text:p>2</text:p>
          </table:table-cell>
          <table:table-cell/>
          <table:table-cell table:formula="of:=[.B36]/([.$C$6]*(21-([.D36]-[.$E$6]))*0.05+[.$C$6]*(11-([.D36]-[.$E$6]))*0.05)" office:value-type="float" office:value="1.36022514071295" calcext:value-type="float">
            <text:p>1</text:p>
          </table:table-cell>
          <table:table-cell table:formula="of:=[.C36]*(22-([.$D$6]-[.E36]))*0.05" office:value-type="float" office:value="1.65714285714286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6]+8" office:value-type="float" office:value="37" calcext:value-type="float">
            <text:p>37</text:p>
          </table:table-cell>
          <table:table-cell table:style-name="ce24" table:formula="of:=[.B37]/7" office:value-type="float" office:value="5.28571428571429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style-name="ce24" table:formula="of:=[.$K$6]*9/[.K37]" office:value-type="float" office:value="167.608838568298" calcext:value-type="float">
            <text:p>168</text:p>
          </table:table-cell>
          <table:table-cell table:style-name="ce24" table:formula="of:=[.$K$6]*3*SQRT(3)/[.K37]" office:value-type="float" office:value="96.7690080659674" calcext:value-type="float">
            <text:p>97</text:p>
          </table:table-cell>
          <table:table-cell table:style-name="ce24" table:formula="of:=[.$K$6]*3/[.K37]" office:value-type="float" office:value="55.8696128560994" calcext:value-type="float">
            <text:p>56</text:p>
          </table:table-cell>
          <table:table-cell office:value-type="string" calcext:value-type="string">
            <text:p>Town guard</text:p>
          </table:table-cell>
          <table:table-cell table:formula="of:=[.M37]*[.N37]" office:value-type="float" office:value="3.6692575716966" calcext:value-type="float">
            <text:p>4</text:p>
          </table:table-cell>
          <table:table-cell/>
          <table:table-cell table:formula="of:=[.B37]/([.$C$6]*(21-([.D37]-[.$E$6]))*0.05+[.$C$6]*(11-([.D37]-[.$E$6]))*0.05)" office:value-type="float" office:value="1.73545966228893" calcext:value-type="float">
            <text:p>2</text:p>
          </table:table-cell>
          <table:table-cell table:formula="of:=[.C37]*(22-([.$D$6]-[.E37]))*0.05" office:value-type="float" office:value="2.11428571428571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7]+8" office:value-type="float" office:value="45" calcext:value-type="float">
            <text:p>45</text:p>
          </table:table-cell>
          <table:table-cell table:style-name="ce24" table:formula="of:=[.B38]/7" office:value-type="float" office:value="6.42857142857143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style-name="ce24" table:formula="of:=[.$K$6]*9/[.K38]" office:value-type="float" office:value="92.9738271604938" calcext:value-type="float">
            <text:p>93</text:p>
          </table:table-cell>
          <table:table-cell table:style-name="ce24" table:formula="of:=[.$K$6]*3*SQRT(3)/[.K38]" office:value-type="float" office:value="53.6784641387008" calcext:value-type="float">
            <text:p>54</text:p>
          </table:table-cell>
          <table:table-cell table:style-name="ce24" table:formula="of:=[.$K$6]*3/[.K38]" office:value-type="float" office:value="30.9912757201646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M38]*[.N38]" office:value-type="float" office:value="6.61476480836237" calcext:value-type="float">
            <text:p>7</text:p>
          </table:table-cell>
          <table:table-cell/>
          <table:table-cell table:formula="of:=[.B38]/([.$C$6]*(21-([.D38]-[.$E$6]))*0.05+[.$C$6]*(11-([.D38]-[.$E$6]))*0.05)" office:value-type="float" office:value="2.28658536585366" calcext:value-type="float">
            <text:p>2</text:p>
          </table:table-cell>
          <table:table-cell table:formula="of:=[.C38]*(22-([.$D$6]-[.E38]))*0.05" office:value-type="float" office:value="2.89285714285714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8]+8" office:value-type="float" office:value="53" calcext:value-type="float">
            <text:p>53</text:p>
          </table:table-cell>
          <table:table-cell table:style-name="ce24" table:formula="of:=[.B39]/7" office:value-type="float" office:value="7.57142857142857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style-name="ce24" table:formula="of:=[.$K$6]*9/[.K39]" office:value-type="float" office:value="67.0245639017444" calcext:value-type="float">
            <text:p>67</text:p>
          </table:table-cell>
          <table:table-cell table:style-name="ce24" table:formula="of:=[.$K$6]*3*SQRT(3)/[.K39]" office:value-type="float" office:value="38.6966500109894" calcext:value-type="float">
            <text:p>39</text:p>
          </table:table-cell>
          <table:table-cell table:style-name="ce24" table:formula="of:=[.$K$6]*3/[.K39]" office:value-type="float" office:value="22.341521300581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M39]*[.N39]" office:value-type="float" office:value="9.17574041811847" calcext:value-type="float">
            <text:p>9</text:p>
          </table:table-cell>
          <table:table-cell/>
          <table:table-cell table:formula="of:=[.B39]/([.$C$6]*(21-([.D39]-[.$E$6]))*0.05+[.$C$6]*(11-([.D39]-[.$E$6]))*0.05)" office:value-type="float" office:value="2.69308943089431" calcext:value-type="float">
            <text:p>3</text:p>
          </table:table-cell>
          <table:table-cell table:formula="of:=[.C39]*(22-([.$D$6]-[.E39]))*0.05" office:value-type="float" office:value="3.40714285714286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9]+8" office:value-type="float" office:value="61" calcext:value-type="float">
            <text:p>61</text:p>
          </table:table-cell>
          <table:table-cell table:style-name="ce24" table:formula="of:=[.B40]/7" office:value-type="float" office:value="8.71428571428571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style-name="ce24" table:formula="of:=[.$K$6]*9/[.K40]" office:value-type="float" office:value="41.7426498253158" calcext:value-type="float">
            <text:p>42</text:p>
          </table:table-cell>
          <table:table-cell table:style-name="ce24" table:formula="of:=[.$K$6]*3*SQRT(3)/[.K40]" office:value-type="float" office:value="24.1001301133344" calcext:value-type="float">
            <text:p>24</text:p>
          </table:table-cell>
          <table:table-cell table:style-name="ce24" table:formula="of:=[.$K$6]*3/[.K40]" office:value-type="float" office:value="13.9142166084386" calcext:value-type="float">
            <text:p>14</text:p>
          </table:table-cell>
          <table:table-cell office:value-type="string" calcext:value-type="string">
            <text:p>Brown bear</text:p>
          </table:table-cell>
          <table:table-cell table:formula="of:=[.M40]*[.N40]" office:value-type="float" office:value="14.7331327209376" calcext:value-type="float">
            <text:p>15</text:p>
          </table:table-cell>
          <table:table-cell/>
          <table:table-cell table:formula="of:=[.B40]/([.$C$6]*(21-([.D40]-[.$E$6]))*0.05+[.$C$6]*(11-([.D40]-[.$E$6]))*0.05)" office:value-type="float" office:value="3.38137472283814" calcext:value-type="float">
            <text:p>3</text:p>
          </table:table-cell>
          <table:table-cell table:formula="of:=[.C40]*(22-([.$D$6]-[.E40]))*0.05" office:value-type="float" office:value="4.35714285714286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40]+8" office:value-type="float" office:value="69" calcext:value-type="float">
            <text:p>69</text:p>
          </table:table-cell>
          <table:table-cell table:style-name="ce24" table:formula="of:=[.B41]/7" office:value-type="float" office:value="9.85714285714286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style-name="ce24" table:formula="of:=[.$K$6]*9/[.K41]" office:value-type="float" office:value="32.624322621298" calcext:value-type="float">
            <text:p>33</text:p>
          </table:table-cell>
          <table:table-cell table:style-name="ce24" table:formula="of:=[.$K$6]*3*SQRT(3)/[.K41]" office:value-type="float" office:value="18.8356614475356" calcext:value-type="float">
            <text:p>19</text:p>
          </table:table-cell>
          <table:table-cell table:style-name="ce24" table:formula="of:=[.$K$6]*3/[.K41]" office:value-type="float" office:value="10.8747742070993" calcext:value-type="float">
            <text:p>11</text:p>
          </table:table-cell>
          <table:table-cell office:value-type="string" calcext:value-type="string">
            <text:p>Bandit captain</text:p>
          </table:table-cell>
          <table:table-cell table:formula="of:=[.M41]*[.N41]" office:value-type="float" office:value="18.8509661070637" calcext:value-type="float">
            <text:p>19</text:p>
          </table:table-cell>
          <table:table-cell/>
          <table:table-cell table:formula="of:=[.B41]/([.$C$6]*(21-([.D41]-[.$E$6]))*0.05+[.$C$6]*(11-([.D41]-[.$E$6]))*0.05)" office:value-type="float" office:value="3.82483370288248" calcext:value-type="float">
            <text:p>4</text:p>
          </table:table-cell>
          <table:table-cell table:formula="of:=[.C41]*(22-([.$D$6]-[.E41]))*0.05" office:value-type="float" office:value="4.92857142857143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1]+9" office:value-type="float" office:value="78" calcext:value-type="float">
            <text:p>78</text:p>
          </table:table-cell>
          <table:table-cell table:style-name="ce24" table:formula="of:=[.B42]/7" office:value-type="float" office:value="11.142857142857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style-name="ce24" table:formula="of:=[.$K$6]*9/[.K42]" office:value-type="float" office:value="21.0991572530034" calcext:value-type="float">
            <text:p>21</text:p>
          </table:table-cell>
          <table:table-cell table:style-name="ce24" table:formula="of:=[.$K$6]*3*SQRT(3)/[.K42]" office:value-type="float" office:value="12.1816041196958" calcext:value-type="float">
            <text:p>12</text:p>
          </table:table-cell>
          <table:table-cell table:style-name="ce24" table:formula="of:=[.$K$6]*3/[.K42]" office:value-type="float" office:value="7.0330524176678" calcext:value-type="float">
            <text:p>7</text:p>
          </table:table-cell>
          <table:table-cell office:value-type="string" calcext:value-type="string">
            <text:p>Ogre</text:p>
          </table:table-cell>
          <table:table-cell table:formula="of:=[.M42]*[.N42]" office:value-type="float" office:value="29.1480836236934" calcext:value-type="float">
            <text:p>29</text:p>
          </table:table-cell>
          <table:table-cell/>
          <table:table-cell table:formula="of:=[.B42]/([.$C$6]*(21-([.D42]-[.$E$6]))*0.05+[.$C$6]*(11-([.D42]-[.$E$6]))*0.05)" office:value-type="float" office:value="4.75609756097561" calcext:value-type="float">
            <text:p>5</text:p>
          </table:table-cell>
          <table:table-cell table:formula="of:=[.C42]*(22-([.$D$6]-[.E42]))*0.05" office:value-type="float" office:value="6.12857142857143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42]+9" office:value-type="float" office:value="87" calcext:value-type="float">
            <text:p>87</text:p>
          </table:table-cell>
          <table:table-cell table:style-name="ce24" table:formula="of:=[.B43]/7" office:value-type="float" office:value="12.4285714285714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style-name="ce24" table:formula="of:=[.$K$6]*9/[.K43]" office:value-type="float" office:value="16.9596079703095" calcext:value-type="float">
            <text:p>17</text:p>
          </table:table-cell>
          <table:table-cell table:style-name="ce24" table:formula="of:=[.$K$6]*3*SQRT(3)/[.K43]" office:value-type="float" office:value="9.79163422700872" calcext:value-type="float">
            <text:p>10</text:p>
          </table:table-cell>
          <table:table-cell table:style-name="ce24" table:formula="of:=[.$K$6]*3/[.K43]" office:value-type="float" office:value="5.65320265676984" calcext:value-type="float">
            <text:p>6</text:p>
          </table:table-cell>
          <table:table-cell office:value-type="string" calcext:value-type="string">
            <text:p>Werewolf</text:p>
          </table:table-cell>
          <table:table-cell table:formula="of:=[.M43]*[.N43]" office:value-type="float" office:value="36.2626306620209" calcext:value-type="float">
            <text:p>36</text:p>
          </table:table-cell>
          <table:table-cell/>
          <table:table-cell table:formula="of:=[.B43]/([.$C$6]*(21-([.D43]-[.$E$6]))*0.05+[.$C$6]*(11-([.D43]-[.$E$6]))*0.05)" office:value-type="float" office:value="5.30487804878049" calcext:value-type="float">
            <text:p>5</text:p>
          </table:table-cell>
          <table:table-cell table:formula="of:=[.C43]*(22-([.$D$6]-[.E43]))*0.05" office:value-type="float" office:value="6.83571428571429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43]+9" office:value-type="float" office:value="96" calcext:value-type="float">
            <text:p>96</text:p>
          </table:table-cell>
          <table:table-cell table:style-name="ce24" table:formula="of:=[.B44]/7" office:value-type="float" office:value="13.7142857142857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style-name="ce24" table:formula="of:=[.$K$6]*9/[.K44]" office:value-type="float" office:value="13.928740530303" calcext:value-type="float">
            <text:p>14</text:p>
          </table:table-cell>
          <table:table-cell table:style-name="ce24" table:formula="of:=[.$K$6]*3*SQRT(3)/[.K44]" office:value-type="float" office:value="8.04176209464291" calcext:value-type="float">
            <text:p>8</text:p>
          </table:table-cell>
          <table:table-cell table:style-name="ce24" table:formula="of:=[.$K$6]*3/[.K44]" office:value-type="float" office:value="4.64291351010101" calcext:value-type="float">
            <text:p>5</text:p>
          </table:table-cell>
          <table:table-cell office:value-type="string" calcext:value-type="string">
            <text:p>Elite soldier</text:p>
          </table:table-cell>
          <table:table-cell table:formula="of:=[.M44]*[.N44]" office:value-type="float" office:value="44.1533101045296" calcext:value-type="float">
            <text:p>44</text:p>
          </table:table-cell>
          <table:table-cell/>
          <table:table-cell table:formula="of:=[.B44]/([.$C$6]*(21-([.D44]-[.$E$6]))*0.05+[.$C$6]*(11-([.D44]-[.$E$6]))*0.05)" office:value-type="float" office:value="5.85365853658537" calcext:value-type="float">
            <text:p>6</text:p>
          </table:table-cell>
          <table:table-cell table:formula="of:=[.C44]*(22-([.$D$6]-[.E44]))*0.05" office:value-type="float" office:value="7.54285714285714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44]+9" office:value-type="float" office:value="105" calcext:value-type="float">
            <text:p>105</text:p>
          </table:table-cell>
          <table:table-cell table:style-name="ce24" table:formula="of:=[.B45]/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style-name="ce24" table:formula="of:=[.$K$6]*9/[.K45]" office:value-type="float" office:value="9.60571428571429" calcext:value-type="float">
            <text:p>10</text:p>
          </table:table-cell>
          <table:table-cell table:style-name="ce24" table:formula="of:=[.$K$6]*3*SQRT(3)/[.K45]" office:value-type="float" office:value="5.54586172861578" calcext:value-type="float">
            <text:p>6</text:p>
          </table:table-cell>
          <table:table-cell table:style-name="ce24" table:formula="of:=[.$K$6]*3/[.K45]" office:value-type="float" office:value="3.20190476190476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formula="of:=[.M45]*[.N45]" office:value-type="float" office:value="64.0243902439025" calcext:value-type="float">
            <text:p>64</text:p>
          </table:table-cell>
          <table:table-cell/>
          <table:table-cell table:formula="of:=[.B45]/([.$C$6]*(21-([.D45]-[.$E$6]))*0.05+[.$C$6]*(11-([.D45]-[.$E$6]))*0.05)" office:value-type="float" office:value="7.11382113821138" calcext:value-type="float">
            <text:p>7</text:p>
          </table:table-cell>
          <table:table-cell table:formula="of:=[.C45]*(22-([.$D$6]-[.E45]))*0.05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45]+9" office:value-type="float" office:value="114" calcext:value-type="float">
            <text:p>114</text:p>
          </table:table-cell>
          <table:table-cell table:style-name="ce24" table:formula="of:=[.B46]/7" office:value-type="float" office:value="16.2857142857143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style-name="ce24" table:formula="of:=[.$K$6]*9/[.K46]" office:value-type="float" office:value="8.148891966759" calcext:value-type="float">
            <text:p>8</text:p>
          </table:table-cell>
          <table:table-cell table:style-name="ce24" table:formula="of:=[.$K$6]*3*SQRT(3)/[.K46]" office:value-type="float" office:value="4.70476497060549" calcext:value-type="float">
            <text:p>5</text:p>
          </table:table-cell>
          <table:table-cell table:style-name="ce24" table:formula="of:=[.$K$6]*3/[.K46]" office:value-type="float" office:value="2.716297322253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M46]*[.N46]" office:value-type="float" office:value="75.4703832752613" calcext:value-type="float">
            <text:p>75</text:p>
          </table:table-cell>
          <table:table-cell/>
          <table:table-cell table:formula="of:=[.B46]/([.$C$6]*(21-([.D46]-[.$E$6]))*0.05+[.$C$6]*(11-([.D46]-[.$E$6]))*0.05)" office:value-type="float" office:value="7.72357723577236" calcext:value-type="float">
            <text:p>8</text:p>
          </table:table-cell>
          <table:table-cell table:formula="of:=[.C46]*(22-([.$D$6]-[.E46]))*0.05" office:value-type="float" office:value="9.77142857142857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46]+9" office:value-type="float" office:value="123" calcext:value-type="float">
            <text:p>123</text:p>
          </table:table-cell>
          <table:table-cell table:style-name="ce24" table:formula="of:=[.B47]/7" office:value-type="float" office:value="17.5714285714286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style-name="ce24" table:formula="of:=[.$K$6]*9/[.K47]" office:value-type="float" office:value="7" calcext:value-type="float">
            <text:p>7</text:p>
          </table:table-cell>
          <table:table-cell table:style-name="ce24" table:formula="of:=[.$K$6]*3*SQRT(3)/[.K47]" office:value-type="float" office:value="4.04145188432738" calcext:value-type="float">
            <text:p>4</text:p>
          </table:table-cell>
          <table:table-cell table:style-name="ce24" table:formula="of:=[.$K$6]*3/[.K47]" office:value-type="float" office:value="2.33333333333333" calcext:value-type="float">
            <text:p>2</text:p>
          </table:table-cell>
          <table:table-cell office:value-type="string" calcext:value-type="string">
            <text:p>Yeti</text:p>
          </table:table-cell>
          <table:table-cell table:formula="of:=[.M47]*[.N47]" office:value-type="float" office:value="87.8571428571429" calcext:value-type="float">
            <text:p>88</text:p>
          </table:table-cell>
          <table:table-cell/>
          <table:table-cell table:formula="of:=[.B47]/([.$C$6]*(21-([.D47]-[.$E$6]))*0.05+[.$C$6]*(11-([.D47]-[.$E$6]))*0.05)" office:value-type="float" office:value="8.33333333333333" calcext:value-type="float">
            <text:p>8</text:p>
          </table:table-cell>
          <table:table-cell table:formula="of:=[.C47]*(22-([.$D$6]-[.E47]))*0.05" office:value-type="float" office:value="10.542857142857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47]+9" office:value-type="float" office:value="132" calcext:value-type="float">
            <text:p>132</text:p>
          </table:table-cell>
          <table:table-cell table:style-name="ce24" table:formula="of:=[.B48]/7" office:value-type="float" office:value="18.857142857142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style-name="ce24" table:formula="of:=[.$K$6]*9/[.K48]" office:value-type="float" office:value="4.63085399449036" calcext:value-type="float">
            <text:p>5</text:p>
          </table:table-cell>
          <table:table-cell table:style-name="ce24" table:formula="of:=[.$K$6]*3*SQRT(3)/[.K48]" office:value-type="float" office:value="2.67362480029686" calcext:value-type="float">
            <text:p>3</text:p>
          </table:table-cell>
          <table:table-cell table:style-name="ce24" table:formula="of:=[.$K$6]*3/[.K48]" office:value-type="float" office:value="1.5436179981634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M48]*[.N48]" office:value-type="float" office:value="132.804878048781" calcext:value-type="float">
            <text:p>133</text:p>
          </table:table-cell>
          <table:table-cell/>
          <table:table-cell table:formula="of:=[.B48]/([.$C$6]*(21-([.D48]-[.$E$6]))*0.05+[.$C$6]*(11-([.D48]-[.$E$6]))*0.05)" office:value-type="float" office:value="10.0609756097561" calcext:value-type="float">
            <text:p>10</text:p>
          </table:table-cell>
          <table:table-cell table:formula="of:=[.C48]*(21-([.$D$6]-[.E48]))*0.05+[.C48]*(11-([.$D$6]-[.E48]))*0.05" office:value-type="float" office:value="13.2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48]+9" office:value-type="float" office:value="141" calcext:value-type="float">
            <text:p>141</text:p>
          </table:table-cell>
          <table:table-cell table:style-name="ce24" table:formula="of:=[.B49]/7" office:value-type="float" office:value="20.1428571428571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style-name="ce24" table:formula="of:=[.$K$6]*9/[.K49]" office:value-type="float" office:value="4.05854836275841" calcext:value-type="float">
            <text:p>4</text:p>
          </table:table-cell>
          <table:table-cell table:style-name="ce24" table:formula="of:=[.$K$6]*3*SQRT(3)/[.K49]" office:value-type="float" office:value="2.34320398975768" calcext:value-type="float">
            <text:p>2</text:p>
          </table:table-cell>
          <table:table-cell table:style-name="ce24" table:formula="of:=[.$K$6]*3/[.K49]" office:value-type="float" office:value="1.3528494542528" calcext:value-type="float">
            <text:p>1</text:p>
          </table:table-cell>
          <table:table-cell office:value-type="string" calcext:value-type="string">
            <text:p>Chimera</text:p>
          </table:table-cell>
          <table:table-cell table:formula="of:=[.M49]*[.N49]" office:value-type="float" office:value="151.532012195122" calcext:value-type="float">
            <text:p>152</text:p>
          </table:table-cell>
          <table:table-cell/>
          <table:table-cell table:formula="of:=[.B49]/([.$C$6]*(21-([.D49]-[.$E$6]))*0.05+[.$C$6]*(11-([.D49]-[.$E$6]))*0.05)" office:value-type="float" office:value="10.7469512195122" calcext:value-type="float">
            <text:p>11</text:p>
          </table:table-cell>
          <table:table-cell table:formula="of:=[.C49]*(21-([.$D$6]-[.E49]))*0.05+[.C49]*(11-([.$D$6]-[.E49]))*0.05" office:value-type="float" office:value="14.1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49]+9" office:value-type="float" office:value="150" calcext:value-type="float">
            <text:p>150</text:p>
          </table:table-cell>
          <table:table-cell table:style-name="ce24" table:formula="of:=[.B50]/7" office:value-type="float" office:value="21.4285714285714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style-name="ce24" table:formula="of:=[.$K$6]*9/[.K50]" office:value-type="float" office:value="3.58613333333334" calcext:value-type="float">
            <text:p>4</text:p>
          </table:table-cell>
          <table:table-cell table:style-name="ce24" table:formula="of:=[.$K$6]*3*SQRT(3)/[.K50]" office:value-type="float" office:value="2.07045504534989" calcext:value-type="float">
            <text:p>2</text:p>
          </table:table-cell>
          <table:table-cell table:style-name="ce24" table:formula="of:=[.$K$6]*3/[.K50]" office:value-type="float" office:value="1.19537777777778" calcext:value-type="float">
            <text:p>1</text:p>
          </table:table-cell>
          <table:table-cell office:value-type="string" calcext:value-type="string">
            <text:p>Triceratops</text:p>
          </table:table-cell>
          <table:table-cell table:formula="of:=[.M50]*[.N50]" office:value-type="float" office:value="171.493902439024" calcext:value-type="float">
            <text:p>171</text:p>
          </table:table-cell>
          <table:table-cell/>
          <table:table-cell table:formula="of:=[.B50]/([.$C$6]*(21-([.D50]-[.$E$6]))*0.05+[.$C$6]*(11-([.D50]-[.$E$6]))*0.05)" office:value-type="float" office:value="11.4329268292683" calcext:value-type="float">
            <text:p>11</text:p>
          </table:table-cell>
          <table:table-cell table:formula="of:=[.C50]*(21-([.$D$6]-[.E50]))*0.05+[.C50]*(11-([.$D$6]-[.E50]))*0.05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50]+9" office:value-type="float" office:value="159" calcext:value-type="float">
            <text:p>159</text:p>
          </table:table-cell>
          <table:table-cell table:style-name="ce24" table:formula="of:=[.B51]/7" office:value-type="float" office:value="22.7142857142857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style-name="ce24" table:formula="of:=[.$K$6]*9/[.K51]" office:value-type="float" office:value="2.4436038922511" calcext:value-type="float">
            <text:p>2</text:p>
          </table:table-cell>
          <table:table-cell table:style-name="ce24" table:formula="of:=[.$K$6]*3*SQRT(3)/[.K51]" office:value-type="float" office:value="1.41081536498399" calcext:value-type="float">
            <text:p>1</text:p>
          </table:table-cell>
          <table:table-cell table:style-name="ce24" table:formula="of:=[.$K$6]*3/[.K51]" office:value-type="float" office:value="0.814534630750366" calcext:value-type="float">
            <text:p>1</text:p>
          </table:table-cell>
          <table:table-cell office:value-type="string" calcext:value-type="string">
            <text:p>Giant</text:p>
          </table:table-cell>
          <table:table-cell table:formula="of:=[.M51]*[.N51]" office:value-type="float" office:value="251.677451468392" calcext:value-type="float">
            <text:p>252</text:p>
          </table:table-cell>
          <table:table-cell/>
          <table:table-cell table:formula="of:=[.B51]/([.$C$6]*(21-([.D51]-[.$E$6]))*0.05+[.$C$6]*(11-([.D51]-[.$E$6]))*0.05)" office:value-type="float" office:value="13.8501742160279" calcext:value-type="float">
            <text:p>14</text:p>
          </table:table-cell>
          <table:table-cell table:formula="of:=[.C51]*(21-([.$D$6]-[.E51]))*0.05+[.C51]*(11-([.$D$6]-[.E51]))*0.05" office:value-type="float" office:value="18.1714285714286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1]+10" office:value-type="float" office:value="169" calcext:value-type="float">
            <text:p>169</text:p>
          </table:table-cell>
          <table:table-cell table:style-name="ce24" table:formula="of:=[.B52]/7" office:value-type="float" office:value="24.1428571428571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style-name="ce24" table:formula="of:=[.$K$6]*9/[.K52]" office:value-type="float" office:value="2.16297573614369" calcext:value-type="float">
            <text:p>2</text:p>
          </table:table-cell>
          <table:table-cell table:style-name="ce24" table:formula="of:=[.$K$6]*3*SQRT(3)/[.K52]" office:value-type="float" office:value="1.24879462351319" calcext:value-type="float">
            <text:p>1</text:p>
          </table:table-cell>
          <table:table-cell table:style-name="ce24" table:formula="of:=[.$K$6]*3/[.K52]" office:value-type="float" office:value="0.720991912047898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M52]*[.N52]" office:value-type="float" office:value="284.330512692882" calcext:value-type="float">
            <text:p>284</text:p>
          </table:table-cell>
          <table:table-cell/>
          <table:table-cell table:formula="of:=[.B52]/([.$C$6]*(21-([.D52]-[.$E$6]))*0.05+[.$C$6]*(11-([.D52]-[.$E$6]))*0.05)" office:value-type="float" office:value="14.7212543554007" calcext:value-type="float">
            <text:p>15</text:p>
          </table:table-cell>
          <table:table-cell table:formula="of:=[.C52]*(21-([.$D$6]-[.E52]))*0.05+[.C52]*(11-([.$D$6]-[.E52]))*0.05" office:value-type="float" office:value="19.3142857142857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52]+10" office:value-type="float" office:value="179" calcext:value-type="float">
            <text:p>179</text:p>
          </table:table-cell>
          <table:table-cell table:style-name="ce24" table:formula="of:=[.B53]/7" office:value-type="float" office:value="25.571428571428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style-name="ce24" table:formula="of:=[.$K$6]*9/[.K53]" office:value-type="float" office:value="1.92805311944072" calcext:value-type="float">
            <text:p>2</text:p>
          </table:table-cell>
          <table:table-cell table:style-name="ce24" table:formula="of:=[.$K$6]*3*SQRT(3)/[.K53]" office:value-type="float" office:value="1.113161987521" calcext:value-type="float">
            <text:p>1</text:p>
          </table:table-cell>
          <table:table-cell table:style-name="ce24" table:formula="of:=[.$K$6]*3/[.K53]" office:value-type="float" office:value="0.642684373146906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M53]*[.N53]" office:value-type="float" office:value="318.974614235938" calcext:value-type="float">
            <text:p>319</text:p>
          </table:table-cell>
          <table:table-cell/>
          <table:table-cell table:formula="of:=[.B53]/([.$C$6]*(21-([.D53]-[.$E$6]))*0.05+[.$C$6]*(11-([.D53]-[.$E$6]))*0.05)" office:value-type="float" office:value="15.5923344947735" calcext:value-type="float">
            <text:p>16</text:p>
          </table:table-cell>
          <table:table-cell table:formula="of:=[.C53]*(21-([.$D$6]-[.E53]))*0.05+[.C53]*(11-([.$D$6]-[.E53]))*0.05" office:value-type="float" office:value="20.4571428571429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53]+10" office:value-type="float" office:value="189" calcext:value-type="float">
            <text:p>189</text:p>
          </table:table-cell>
          <table:table-cell table:style-name="ce24" table:formula="of:=[.B54]/7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style-name="ce24" table:formula="of:=[.$K$6]*9/[.K54]" office:value-type="float" office:value="1.31765628061924" calcext:value-type="float">
            <text:p>1</text:p>
          </table:table-cell>
          <table:table-cell table:style-name="ce24" table:formula="of:=[.$K$6]*3*SQRT(3)/[.K54]" office:value-type="float" office:value="0.760749208314921" calcext:value-type="float">
            <text:p>1</text:p>
          </table:table-cell>
          <table:table-cell table:style-name="ce24" table:formula="of:=[.$K$6]*3/[.K54]" office:value-type="float" office:value="0.439218760206415" calcext:value-type="float">
            <text:p>0</text:p>
          </table:table-cell>
          <table:table-cell office:value-type="string" calcext:value-type="string">
            <text:p>Sea serpent</text:p>
          </table:table-cell>
          <table:table-cell table:formula="of:=[.M54]*[.N54]" office:value-type="float" office:value="466.737804878049" calcext:value-type="float">
            <text:p>467</text:p>
          </table:table-cell>
          <table:table-cell/>
          <table:table-cell table:formula="of:=[.B54]/([.$C$6]*(21-([.D54]-[.$E$6]))*0.05+[.$C$6]*(11-([.D54]-[.$E$6]))*0.05)" office:value-type="float" office:value="19.2073170731707" calcext:value-type="float">
            <text:p>19</text:p>
          </table:table-cell>
          <table:table-cell table:formula="of:=[.C54]*(21-([.$D$6]-[.E54]))*0.05+[.C54]*(11-([.$D$6]-[.E54]))*0.05" office:value-type="float" office:value="24.3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4]+10" office:value-type="float" office:value="199" calcext:value-type="float">
            <text:p>199</text:p>
          </table:table-cell>
          <table:table-cell table:style-name="ce24" table:formula="of:=[.B55]/7" office:value-type="float" office:value="28.4285714285714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style-name="ce24" table:formula="of:=[.$K$6]*9/[.K55]" office:value-type="float" office:value="1.18855584454938" calcext:value-type="float">
            <text:p>1</text:p>
          </table:table-cell>
          <table:table-cell table:style-name="ce24" table:formula="of:=[.$K$6]*3*SQRT(3)/[.K55]" office:value-type="float" office:value="0.686213036797488" calcext:value-type="float">
            <text:p>1</text:p>
          </table:table-cell>
          <table:table-cell table:style-name="ce24" table:formula="of:=[.$K$6]*3/[.K55]" office:value-type="float" office:value="0.39618528151646" calcext:value-type="float">
            <text:p>0</text:p>
          </table:table-cell>
          <table:table-cell office:value-type="string" calcext:value-type="string">
            <text:p>Adult dragon</text:p>
          </table:table-cell>
          <table:table-cell table:formula="of:=[.M55]*[.N55]" office:value-type="float" office:value="517.434668989547" calcext:value-type="float">
            <text:p>517</text:p>
          </table:table-cell>
          <table:table-cell/>
          <table:table-cell table:formula="of:=[.B55]/([.$C$6]*(21-([.D55]-[.$E$6]))*0.05+[.$C$6]*(11-([.D55]-[.$E$6]))*0.05)" office:value-type="float" office:value="20.2235772357724" calcext:value-type="float">
            <text:p>20</text:p>
          </table:table-cell>
          <table:table-cell table:formula="of:=[.C55]*(21-([.$D$6]-[.E55]))*0.05+[.C55]*(11-([.$D$6]-[.E55]))*0.05" office:value-type="float" office:value="25.5857142857143" calcext:value-type="float">
            <text:p>2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55]+10" office:value-type="float" office:value="209" calcext:value-type="float">
            <text:p>209</text:p>
          </table:table-cell>
          <table:table-cell table:style-name="ce24" table:formula="of:=[.B56]/7" office:value-type="float" office:value="29.8571428571429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style-name="ce24" table:formula="of:=[.$K$6]*9/[.K56]" office:value-type="float" office:value="1.07753943362103" calcext:value-type="float">
            <text:p>1</text:p>
          </table:table-cell>
          <table:table-cell table:style-name="ce24" table:formula="of:=[.$K$6]*3*SQRT(3)/[.K56]" office:value-type="float" office:value="0.622117682063536" calcext:value-type="float">
            <text:p>1</text:p>
          </table:table-cell>
          <table:table-cell table:style-name="ce24" table:formula="of:=[.$K$6]*3/[.K56]" office:value-type="float" office:value="0.359179811207008" calcext:value-type="float">
            <text:p>0</text:p>
          </table:table-cell>
          <table:table-cell office:value-type="string" calcext:value-type="string">
            <text:p>Pit fiend</text:p>
          </table:table-cell>
          <table:table-cell table:formula="of:=[.M56]*[.N56]" office:value-type="float" office:value="570.744773519164" calcext:value-type="float">
            <text:p>571</text:p>
          </table:table-cell>
          <table:table-cell/>
          <table:table-cell table:formula="of:=[.B56]/([.$C$6]*(21-([.D56]-[.$E$6]))*0.05+[.$C$6]*(11-([.D56]-[.$E$6]))*0.05)" office:value-type="float" office:value="21.239837398374" calcext:value-type="float">
            <text:p>21</text:p>
          </table:table-cell>
          <table:table-cell table:formula="of:=[.C56]*(21-([.$D$6]-[.E56]))*0.05+[.C56]*(11-([.$D$6]-[.E56]))*0.05" office:value-type="float" office:value="26.8714285714286" calcext:value-type="float">
            <text:p>27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56]+10" office:value-type="float" office:value="219" calcext:value-type="float">
            <text:p>219</text:p>
          </table:table-cell>
          <table:table-cell table:style-name="ce24" table:formula="of:=[.B57]/7" office:value-type="float" office:value="31.2857142857143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style-name="ce24" table:formula="of:=[.$K$6]*9/[.K57]" office:value-type="float" office:value="0.736035528867205" calcext:value-type="float">
            <text:p>1</text:p>
          </table:table-cell>
          <table:table-cell table:style-name="ce24" table:formula="of:=[.$K$6]*3*SQRT(3)/[.K57]" office:value-type="float" office:value="0.424950310724609" calcext:value-type="float">
            <text:p>0</text:p>
          </table:table-cell>
          <table:table-cell table:style-name="ce24" table:formula="of:=[.$K$6]*3/[.K57]" office:value-type="float" office:value="0.245345176289068" calcext:value-type="float">
            <text:p>0</text:p>
          </table:table-cell>
          <table:table-cell office:value-type="string" calcext:value-type="string">
            <text:p>Balor</text:p>
          </table:table-cell>
          <table:table-cell table:formula="of:=[.M57]*[.N57]" office:value-type="float" office:value="835.557491289198" calcext:value-type="float">
            <text:p>836</text:p>
          </table:table-cell>
          <table:table-cell/>
          <table:table-cell table:formula="of:=[.B57]/([.$C$6]*(21-([.D57]-[.$E$6]))*0.05+[.$C$6]*(11-([.D57]-[.$E$6]))*0.05)" office:value-type="float" office:value="26.7073170731707" calcext:value-type="float">
            <text:p>27</text:p>
          </table:table-cell>
          <table:table-cell table:formula="of:=[.C57]*(21-([.$D$6]-[.E57]))*0.05+[.C57]*(11-([.$D$6]-[.E57]))*0.05" office:value-type="float" office:value="31.2857142857143" calcext:value-type="float">
            <text:p>3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57]+10" office:value-type="float" office:value="229" calcext:value-type="float">
            <text:p>229</text:p>
          </table:table-cell>
          <table:table-cell table:style-name="ce24" table:formula="of:=[.B58]/7" office:value-type="float" office:value="32.7142857142857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style-name="ce24" table:formula="of:=[.$K$6]*9/[.K58]" office:value-type="float" office:value="0.673156499685361" calcext:value-type="float">
            <text:p>1</text:p>
          </table:table-cell>
          <table:table-cell table:style-name="ce24" table:formula="of:=[.$K$6]*3*SQRT(3)/[.K58]" office:value-type="float" office:value="0.388647086300089" calcext:value-type="float">
            <text:p>0</text:p>
          </table:table-cell>
          <table:table-cell table:style-name="ce24" table:formula="of:=[.$K$6]*3/[.K58]" office:value-type="float" office:value="0.22438549989512" calcext:value-type="float">
            <text:p>0</text:p>
          </table:table-cell>
          <table:table-cell office:value-type="string" calcext:value-type="string">
            <text:p>Solar</text:p>
          </table:table-cell>
          <table:table-cell table:formula="of:=[.M58]*[.N58]" office:value-type="float" office:value="913.606271777003" calcext:value-type="float">
            <text:p>914</text:p>
          </table:table-cell>
          <table:table-cell/>
          <table:table-cell table:formula="of:=[.B58]/([.$C$6]*(21-([.D58]-[.$E$6]))*0.05+[.$C$6]*(11-([.D58]-[.$E$6]))*0.05)" office:value-type="float" office:value="27.9268292682927" calcext:value-type="float">
            <text:p>28</text:p>
          </table:table-cell>
          <table:table-cell table:formula="of:=[.C58]*(21-([.$D$6]-[.E58]))*0.05+[.C58]*(11-([.$D$6]-[.E58]))*0.05" office:value-type="float" office:value="32.7142857142857" calcext:value-type="float">
            <text:p>3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58]+10" office:value-type="float" office:value="239" calcext:value-type="float">
            <text:p>239</text:p>
          </table:table-cell>
          <table:table-cell table:style-name="ce24" table:formula="of:=[.B59]/7" office:value-type="float" office:value="34.1428571428571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style-name="ce24" table:formula="of:=[.$K$6]*9/[.K59]" office:value-type="float" office:value="0.618003886486581" calcext:value-type="float">
            <text:p>1</text:p>
          </table:table-cell>
          <table:table-cell table:style-name="ce24" table:formula="of:=[.$K$6]*3*SQRT(3)/[.K59]" office:value-type="float" office:value="0.356804710223263" calcext:value-type="float">
            <text:p>0</text:p>
          </table:table-cell>
          <table:table-cell table:style-name="ce24" table:formula="of:=[.$K$6]*3/[.K59]" office:value-type="float" office:value="0.206001295495527" calcext:value-type="float">
            <text:p>0</text:p>
          </table:table-cell>
          <table:table-cell office:value-type="string" calcext:value-type="string">
            <text:p>Lich</text:p>
          </table:table-cell>
          <table:table-cell table:formula="of:=[.M59]*[.N59]" office:value-type="float" office:value="995.1393728223" calcext:value-type="float">
            <text:p>995</text:p>
          </table:table-cell>
          <table:table-cell/>
          <table:table-cell table:formula="of:=[.B59]/([.$C$6]*(21-([.D59]-[.$E$6]))*0.05+[.$C$6]*(11-([.D59]-[.$E$6]))*0.05)" office:value-type="float" office:value="29.1463414634146" calcext:value-type="float">
            <text:p>29</text:p>
          </table:table-cell>
          <table:table-cell table:formula="of:=[.C59]*(21-([.$D$6]-[.E59]))*0.05+[.C59]*(11-([.$D$6]-[.E59]))*0.05" office:value-type="float" office:value="34.1428571428571" calcext:value-type="float">
            <text:p>34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59]+10" office:value-type="float" office:value="249" calcext:value-type="float">
            <text:p>249</text:p>
          </table:table-cell>
          <table:table-cell table:style-name="ce24" table:formula="of:=[.B60]/7" office:value-type="float" office:value="35.571428571428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style-name="ce24" table:formula="of:=[.$K$6]*9/[.K60]" office:value-type="float" office:value="0.41408129780898" calcext:value-type="float">
            <text:p>0</text:p>
          </table:table-cell>
          <table:table-cell table:style-name="ce24" table:formula="of:=[.$K$6]*3*SQRT(3)/[.K60]" office:value-type="float" office:value="0.239069948756404" calcext:value-type="float">
            <text:p>0</text:p>
          </table:table-cell>
          <table:table-cell table:style-name="ce24" table:formula="of:=[.$K$6]*3/[.K60]" office:value-type="float" office:value="0.13802709926966" calcext:value-type="float">
            <text:p>0</text:p>
          </table:table-cell>
          <table:table-cell office:value-type="string" calcext:value-type="string">
            <text:p>Kraken</text:p>
          </table:table-cell>
          <table:table-cell table:formula="of:=[.M60]*[.N60]" office:value-type="float" office:value="1485.21559233449" calcext:value-type="float">
            <text:p>1485</text:p>
          </table:table-cell>
          <table:table-cell/>
          <table:table-cell table:formula="of:=[.B60]/([.$C$6]*(21-([.D60]-[.$E$6]))*0.05+[.$C$6]*(11-([.D60]-[.$E$6]))*0.05)" office:value-type="float" office:value="37.9573170731707" calcext:value-type="float">
            <text:p>38</text:p>
          </table:table-cell>
          <table:table-cell table:formula="of:=[.C60]*(21-([.$D$6]-[.E60]))*0.05+[.C60]*(11-([.$D$6]-[.E60]))*0.05" office:value-type="float" office:value="39.1285714285714" calcext:value-type="float">
            <text:p>3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60]+10" office:value-type="float" office:value="259" calcext:value-type="float">
            <text:p>259</text:p>
          </table:table-cell>
          <table:table-cell table:style-name="ce24" table:formula="of:=[.B61]/7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style-name="ce24" table:formula="of:=[.$K$6]*9/[.K61]" office:value-type="float" office:value="0.382723193534004" calcext:value-type="float">
            <text:p>0</text:p>
          </table:table-cell>
          <table:table-cell table:style-name="ce24" table:formula="of:=[.$K$6]*3*SQRT(3)/[.K61]" office:value-type="float" office:value="0.220965338811971" calcext:value-type="float">
            <text:p>0</text:p>
          </table:table-cell>
          <table:table-cell table:style-name="ce24" table:formula="of:=[.$K$6]*3/[.K61]" office:value-type="float" office:value="0.127574397844668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M61]*[.N61]" office:value-type="float" office:value="1606.90548780488" calcext:value-type="float">
            <text:p>1607</text:p>
          </table:table-cell>
          <table:table-cell/>
          <table:table-cell table:formula="of:=[.B61]/([.$C$6]*(21-([.D61]-[.$E$6]))*0.05+[.$C$6]*(11-([.D61]-[.$E$6]))*0.05)" office:value-type="float" office:value="39.4817073170732" calcext:value-type="float">
            <text:p>39</text:p>
          </table:table-cell>
          <table:table-cell table:formula="of:=[.C61]*(21-([.$D$6]-[.E61]))*0.05+[.C61]*(11-([.$D$6]-[.E61]))*0.05" office:value-type="float" office:value="40.7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23" office:value-type="float" office:value="30" calcext:value-type="float">
            <text:p>30</text:p>
          </table:table-cell>
          <table:table-cell table:formula="of:=[.B61]+11" office:value-type="float" office:value="270" calcext:value-type="float">
            <text:p>270</text:p>
          </table:table-cell>
          <table:table-cell table:style-name="ce24" table:formula="of:=[.B62]/7" office:value-type="float" office:value="38.5714285714286" calcext:value-type="float">
            <text:p>3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4" table:formula="of:=[.$K$6]*9/[.K62]" office:value-type="float" office:value="0.242119341563786" calcext:value-type="float">
            <text:p>0</text:p>
          </table:table-cell>
          <table:table-cell table:style-name="ce24" table:formula="of:=[.$K$6]*3*SQRT(3)/[.K62]" office:value-type="float" office:value="0.139787667027867" calcext:value-type="float">
            <text:p>0</text:p>
          </table:table-cell>
          <table:table-cell table:style-name="ce24" table:formula="of:=[.$K$6]*3/[.K62]" office:value-type="float" office:value="0.080706447187928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M62]*[.N62]" office:value-type="float" office:value="2540.06968641115" calcext:value-type="float">
            <text:p>2540</text:p>
          </table:table-cell>
          <table:table-cell/>
          <table:table-cell table:formula="of:=[.B62]/([.$C$6]*(21-([.D62]-[.$E$6]))*0.05+[.$C$6]*(11-([.D62]-[.$E$6]))*0.05)" office:value-type="float" office:value="54.8780487804878" calcext:value-type="float">
            <text:p>55</text:p>
          </table:table-cell>
          <table:table-cell table:formula="of:=[.C62]*(21-([.$D$6]-[.E62]))*0.05+[.C62]*(11-([.$D$6]-[.E62]))*0.05" office:value-type="float" office:value="46.2857142857143" calcext:value-type="float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formula="of:=[.M63]*[.N63]" office:value-type="float" office:value="47.4254742547426" calcext:value-type="float">
            <text:p>47</text:p>
          </table:table-cell>
          <table:table-cell/>
          <table:table-cell table:formula="of:=[.B63]/([.$C$6]*(21-([.D63]-[.$E$6]))*0.05+[.$C$6]*(11-([.D63]-[.$E$6]))*0.05)" office:value-type="float" office:value="4.74254742547426" calcext:value-type="float">
            <text:p>5</text:p>
          </table:table-cell>
          <table:table-cell table:formula="of:=[.C63]*(21-([.$D$6]-[.E63]))*0.05+[.C63]*(11-([.$D$6]-[.E63]))*0.0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formula="of:=[.M64]*[.N64]" office:value-type="float" office:value="59.7560975609756" calcext:value-type="float">
            <text:p>60</text:p>
          </table:table-cell>
          <table:table-cell/>
          <table:table-cell table:formula="of:=[.B64]/([.$C$6]*(21-([.D64]-[.$E$6]))*0.05+[.$C$6]*(11-([.D64]-[.$E$6]))*0.05)" office:value-type="float" office:value="7.11382113821138" calcext:value-type="float">
            <text:p>7</text:p>
          </table:table-cell>
          <table:table-cell table:formula="of:=[.C64]*(21-([.$D$6]-[.E64]))*0.05+[.C64]*(11-([.$D$6]-[.E64]))*0.05" office:value-type="float" office:value="8.4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1.4285714285714" calcext:value-type="float">
            <text:p>1.4285714285714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3"/>
          <table:table-cell table:style-name="ce24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ce24"/>
          <table:table-cell/>
          <table:table-cell table:style-name="Default" office:value-type="string" calcext:value-type="string">
            <text:p>HP/(PlayerDMG*(21-(AC-$PlayerAB))*0.05+PlayerDMG*(11-(AC-$PlayerAB))*0.05)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DMG*(21-($PlayerAC-AB))*0.05+DMG*(11-($PlayerAC-AB))*0.0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77]*[.C77]*(1+([.D77]-[.$E$7]-1)*0.05)*(21+[.E77]-[.$D$7])*0.05" office:value-type="float" office:value="260" calcext:value-type="float">
            <text:p>26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78]*[.C78]*(1+([.D78]-[.$E$7]-1)*0.05)*(21+[.E78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79]*[.C79]*(1+([.D79]-[.$E$7]-1)*0.05)*(21+[.E79]-[.$D$7])*0.05" office:value-type="float" office:value="250" calcext:value-type="float">
            <text:p>25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0]*[.C80]*(1+([.D80]-[.$E$7]-1)*0.05)*(21+[.E80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1]*[.C81]*(1+([.D81]-[.$E$7]-1)*0.05)*(21+[.E81]-[.$D$7])*0.05" office:value-type="float" office:value="270" calcext:value-type="float">
            <text:p>27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formula="of:=[.M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>
        <table:table-column table:style-name="co1" table:number-columns-repeated="16384" table:default-cell-style-name="ce3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 HP/(PlayerDMG*(21-(AC-$PlayerAB))*0.05+PlayerDMG*(11-(AC-$PlayerAB))*0.05)</text:p>
          </table:table-cell>
          <table:table-cell office:value-type="string" calcext:value-type="string">
            <text:p>DPR = DMG*(21-($PlayerAC-AB))*0.05+DMG*(11-($PlayerAC-AB))*0.05</text:p>
          </table:table-cell>
          <table:table-cell office:value-type="string" calcext:value-type="string">
            <text:p>Challenge point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6.4" calcext:value-type="float">
            <text:p>16.40</text:p>
          </table:table-cell>
          <table:table-cell/>
          <table:table-cell table:formula="of:=[.B2]/([.E2]*(21-([.C2]-[.$D$2]))*0.05+[.E2]*(11-([.C2]-[.$D$2]))*0.05)" office:value-type="float" office:value="5.55555555555556" calcext:value-type="float">
            <text:p>5.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.0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/>
          <table:table-cell table:formula="of:=[.B3]/([.$E$2]*(21-([.C3]-[.$D$2]))*0.05+[.$E$2]*(11-([.C3]-[.$D$2]))*0.05)" office:value-type="float" office:value="4.87804878048781" calcext:value-type="float">
            <text:p>4.88</text:p>
          </table:table-cell>
          <table:table-cell table:formula="of:=[.E3]*(21-([.$C$2]-[.D3]))*0.05+[.E3]*(11-([.$C$2]-[.D3]))*0.05" office:value-type="float" office:value="5.5" calcext:value-type="float">
            <text:p>5.50</text:p>
          </table:table-cell>
          <table:table-cell table:formula="of:=[.H3]*[.G3]" office:value-type="float" office:value="26.8292682926829" calcext:value-type="float">
            <text:p>26.83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Summon</text:p>
          </table:table-cell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33" table:formula="of:=[.B5]/([.$E$2]*(21-([.C5]-[.$D$2]))*0.05+[.$E$2]*(11-([.C5]-[.$D$2]))*0.05)" office:value-type="float" office:value="3.04878048780488" calcext:value-type="float">
            <text:p>3.05</text:p>
          </table:table-cell>
          <table:table-cell table:formula="of:=[.E5]*(21-([.$C$2]-[.D5]))*0.05+[.E5]*(11-([.$C$2]-[.D5]))*0.05" office:value-type="float" office:value="12.8" calcext:value-type="float">
            <text:p>12.80</text:p>
          </table:table-cell>
          <table:table-cell table:formula="of:=[.H5]*[.G5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8.5" calcext:value-type="float">
            <text:p>18.50</text:p>
          </table:table-cell>
          <table:table-cell/>
          <table:table-cell table:style-name="ce33" table:formula="of:=[.B6]/([.$E$2]*(21-([.C6]-[.$D$2]))*0.05+[.$E$2]*(11-([.C6]-[.$D$2]))*0.05)" office:value-type="float" office:value="3.04878048780488" calcext:value-type="float">
            <text:p>3.05</text:p>
          </table:table-cell>
          <table:table-cell table:formula="of:=[.E6]*(21-([.$C$2]-[.D6]))*0.05+[.E6]*(11-([.$C$2]-[.D6]))*0.05" office:value-type="float" office:value="12.95" calcext:value-type="float">
            <text:p>12.95</text:p>
          </table:table-cell>
          <table:table-cell table:formula="of:=[.H6]*[.G6]" office:value-type="float" office:value="39.4817073170732" calcext:value-type="float">
            <text:p>39.4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21.5" calcext:value-type="float">
            <text:p>21.50</text:p>
          </table:table-cell>
          <table:table-cell/>
          <table:table-cell table:style-name="ce33" table:formula="of:=[.B7]/([.$E$2]*(21-([.C7]-[.$D$2]))*0.05+[.$E$2]*(11-([.C7]-[.$D$2]))*0.05)" office:value-type="float" office:value="3.04878048780488" calcext:value-type="float">
            <text:p>3.05</text:p>
          </table:table-cell>
          <table:table-cell table:formula="of:=[.E7]*(21-([.$C$2]-[.D7]))*0.05+[.E7]*(11-([.$C$2]-[.D7]))*0.05" office:value-type="float" office:value="12.9" calcext:value-type="float">
            <text:p>12.90</text:p>
          </table:table-cell>
          <table:table-cell table:formula="of:=[.H7]*[.G7]" office:value-type="float" office:value="39.329268292683" calcext:value-type="float">
            <text:p>39.3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25.5" calcext:value-type="float">
            <text:p>25.50</text:p>
          </table:table-cell>
          <table:table-cell/>
          <table:table-cell table:style-name="ce33" table:formula="of:=[.B8]/([.$E$2]*(21-([.C8]-[.$D$2]))*0.05+[.$E$2]*(11-([.C8]-[.$D$2]))*0.05)" office:value-type="float" office:value="3.04878048780488" calcext:value-type="float">
            <text:p>3.05</text:p>
          </table:table-cell>
          <table:table-cell table:formula="of:=[.E8]*(21-([.$C$2]-[.D8]))*0.05+[.E8]*(11-([.$C$2]-[.D8]))*0.05" office:value-type="float" office:value="12.75" calcext:value-type="float">
            <text:p>12.75</text:p>
          </table:table-cell>
          <table:table-cell table:formula="of:=[.H8]*[.G8]" office:value-type="float" office:value="38.8719512195122" calcext:value-type="float">
            <text:p>38.8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4" calcext:value-type="float">
            <text:p>4.00</text:p>
          </table:table-cell>
          <table:table-cell office:value-type="float" office:value="32" calcext:value-type="float">
            <text:p>32.00</text:p>
          </table:table-cell>
          <table:table-cell/>
          <table:table-cell table:style-name="ce33" table:formula="of:=[.B9]/([.$E$2]*(21-([.C9]-[.$D$2]))*0.05+[.$E$2]*(11-([.C9]-[.$D$2]))*0.05)" office:value-type="float" office:value="3.04878048780488" calcext:value-type="float">
            <text:p>3.05</text:p>
          </table:table-cell>
          <table:table-cell table:formula="of:=[.E9]*(21-([.$C$2]-[.D9]))*0.05+[.E9]*(11-([.$C$2]-[.D9]))*0.05" office:value-type="float" office:value="12.8" calcext:value-type="float">
            <text:p>12.80</text:p>
          </table:table-cell>
          <table:table-cell table:formula="of:=[.H9]*[.G9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0" calcext:value-type="float">
            <text:p>70.00</text:p>
          </table:table-cell>
          <table:table-cell office:value-type="float" office:value="18" calcext:value-type="float">
            <text:p>18.00</text:p>
          </table:table-cell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.00</text:p>
          </table:table-cell>
          <table:table-cell/>
          <table:table-cell table:formula="of:=[.B10]/([.$E$2]*(21-([.C10]-[.$D$2]))*0.05+[.$E$2]*(11-([.C10]-[.$D$2]))*0.05)" office:value-type="float" office:value="6.09756097560976" calcext:value-type="float">
            <text:p>6.10</text:p>
          </table:table-cell>
          <table:table-cell table:formula="of:=[.E10]*(21-([.$C$2]-[.D10]))*0.05+[.E10]*(11-([.$C$2]-[.D10]))*0.05" office:value-type="float" office:value="6.4" calcext:value-type="float">
            <text:p>6.40</text:p>
          </table:table-cell>
          <table:table-cell table:formula="of:=[.H10]*[.G10]" office:value-type="float" office:value="39.0243902439024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0" calcext:value-type="float">
            <text:p>6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1]/([.$E$2]*(21-([.C11]-[.$D$2]))*0.05+[.$E$2]*(11-([.C11]-[.$D$2]))*0.05)" office:value-type="float" office:value="3.65853658536585" calcext:value-type="float">
            <text:p>3.66</text:p>
          </table:table-cell>
          <table:table-cell table:formula="of:=[.E11]*(21-([.$C$2]-[.D11]))*0.05+[.E11]*(11-([.$C$2]-[.D11]))*0.05" office:value-type="float" office:value="10.5" calcext:value-type="float">
            <text:p>10.50</text:p>
          </table:table-cell>
          <table:table-cell table:formula="of:=[.H11]*[.G11]" office:value-type="float" office:value="38.4146341463415" calcext:value-type="float">
            <text:p>38.4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2]/([.$E$2]*(21-([.C12]-[.$D$2]))*0.05+[.$E$2]*(11-([.C12]-[.$D$2]))*0.05)" office:value-type="float" office:value="3.8109756097561" calcext:value-type="float">
            <text:p>3.81</text:p>
          </table:table-cell>
          <table:table-cell table:formula="of:=[.E12]*(21-([.$C$2]-[.D12]))*0.05+[.E12]*(11-([.$C$2]-[.D12]))*0.05" office:value-type="float" office:value="10.5" calcext:value-type="float">
            <text:p>10.50</text:p>
          </table:table-cell>
          <table:table-cell table:formula="of:=[.H12]*[.G12]" office:value-type="float" office:value="40.015243902439" calcext:value-type="float">
            <text:p>40.02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formula="of:=[.B13]/([.$E$2]*(21-([.C13]-[.$D$2]))*0.05+[.$E$2]*(11-([.C13]-[.$D$2]))*0.05)" office:value-type="float" office:value="0" calcext:value-type="float">
            <text:p>0.00</text:p>
          </table:table-cell>
          <table:table-cell table:formula="of:=[.E13]*(21-([.$C$2]-[.D13]))*0.05+[.E13]*(11-([.$C$2]-[.D13]))*0.05" office:value-type="float" office:value="0" calcext:value-type="float">
            <text:p>0.00</text:p>
          </table:table-cell>
          <table:table-cell table:formula="of:=[.H13]*[.G13]" office:value-type="float" office:value="0" calcext:value-type="float">
            <text:p>0.00</text:p>
          </table:table-cell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Blessed</text:p>
          </table:table-cell>
          <table:table-cell/>
          <table:table-cell table:style-name="Default"/>
          <table:table-cell office:value-type="string" calcext:value-type="string">
            <text:p>Champion</text:p>
          </table:table-cell>
          <table:table-cell/>
          <table:table-cell table:style-name="Default"/>
          <table:table-cell office:value-type="string" calcext:value-type="string">
            <text:p>Magician</text:p>
          </table:table-cell>
          <table:table-cell/>
          <table:table-cell table:style-name="Default"/>
          <table:table-cell office:value-type="string" calcext:value-type="string">
            <text:p>Trickster</text:p>
          </table:table-cell>
          <table:table-cell/>
          <table:table-cell table:style-name="Default"/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Fighting move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Flourish/FM</text:p>
          </table:table-cell>
          <table:table-cell office:value-type="string" calcext:value-type="string">
            <text:p>Damage based on hp</text:p>
          </table:table-cell>
          <table:table-cell table:number-columns-repeated="16364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office:value-type="float" office:value="55" calcext:value-type="float">
            <text:p>55.00</text:p>
          </table:table-cell>
          <table:table-cell table:formula="of:=[.B18]/[.$H18]" office:value-type="float" office:value="1.1" calcext:value-type="float">
            <text:p>1.10</text:p>
          </table:table-cell>
          <table:table-cell table:style-name="Default"/>
          <table:table-cell office:value-type="float" office:value="70" calcext:value-type="float">
            <text:p>70.00</text:p>
          </table:table-cell>
          <table:table-cell table:formula="of:=[.E18]/[.$H18]" office:value-type="float" office:value="1.4" calcext:value-type="float">
            <text:p>1.40</text:p>
          </table:table-cell>
          <table:table-cell table:style-name="Default"/>
          <table:table-cell office:value-type="float" office:value="50" calcext:value-type="float">
            <text:p>50.00</text:p>
          </table:table-cell>
          <table:table-cell table:formula="of:=[.H18]/[.$H18]" office:value-type="float" office:value="1" calcext:value-type="float">
            <text:p>1.00</text:p>
          </table:table-cell>
          <table:table-cell table:style-name="Default"/>
          <table:table-cell office:value-type="float" office:value="60" calcext:value-type="float">
            <text:p>60.00</text:p>
          </table:table-cell>
          <table:table-cell table:formula="of:=[.K18]/[.$H18]" office:value-type="float" office:value="1.2" calcext:value-type="float">
            <text:p>1.20</text:p>
          </table:table-cell>
          <table:table-cell table:style-name="Default"/>
          <table:table-cell office:value-type="float" office:value="75" calcext:value-type="float">
            <text:p>75.00</text:p>
          </table:table-cell>
          <table:table-cell table:formula="of:=[.N18]/[.$H18]" office:value-type="float" office:value="1.5" calcext:value-type="float">
            <text:p>1.50</text:p>
          </table:table-cell>
          <table:table-cell office:value-type="float" office:value="75" calcext:value-type="float">
            <text:p>75.00</text:p>
          </table:table-cell>
          <table:table-cell table:formula="of:=[.E18]/[.T18]" office:value-type="float" office:value="14" calcext:value-type="float">
            <text:p>14.00</text:p>
          </table:table-cell>
          <table:table-cell office:value-type="float" office:value="35" calcext:value-type="float">
            <text:p>35.00</text:p>
          </table:table-cell>
          <table:table-cell table:formula="of:=[.R18]/[.Q18]"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formula="of:=[.$H19]*[.C$18]" office:value-type="float" office:value="60.5" calcext:value-type="float">
            <text:p>60.50</text:p>
          </table:table-cell>
          <table:table-cell/>
          <table:table-cell table:style-name="Default"/>
          <table:table-cell table:formula="of:=[.$H19]*[.F$18]" office:value-type="float" office:value="77" calcext:value-type="float">
            <text:p>77.00</text:p>
          </table:table-cell>
          <table:table-cell/>
          <table:table-cell table:style-name="Default"/>
          <table:table-cell office:value-type="float" office:value="55" calcext:value-type="float">
            <text:p>55.00</text:p>
          </table:table-cell>
          <table:table-cell/>
          <table:table-cell table:style-name="Default"/>
          <table:table-cell table:formula="of:=[.$H19]*[.L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19]*[.O$18]" office:value-type="float" office:value="82.5" calcext:value-type="float">
            <text:p>82.5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19]/[.T19]" office:value-type="float" office:value="15.4" calcext:value-type="float">
            <text:p>15.40</text:p>
          </table:table-cell>
          <table:table-cell table:formula="of:=[.Q19]*[.S19]" office:value-type="float" office:value="38.5" calcext:value-type="float">
            <text:p>38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formula="of:=[.$H20]*[.C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20]*[.F$18]" office:value-type="float" office:value="84" calcext:value-type="float">
            <text:p>84.00</text:p>
          </table:table-cell>
          <table:table-cell/>
          <table:table-cell table:style-name="Default"/>
          <table:table-cell office:value-type="float" office:value="60" calcext:value-type="float">
            <text:p>60.00</text:p>
          </table:table-cell>
          <table:table-cell/>
          <table:table-cell table:style-name="Default"/>
          <table:table-cell table:formula="of:=[.$H20]*[.L$18]" office:value-type="float" office:value="72" calcext:value-type="float">
            <text:p>72.00</text:p>
          </table:table-cell>
          <table:table-cell/>
          <table:table-cell table:style-name="Default"/>
          <table:table-cell table:formula="of:=[.$H20]*[.O$18]" office:value-type="float" office:value="90" calcext:value-type="float">
            <text:p>90.0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20]/[.T20]" office:value-type="float" office:value="16.8" calcext:value-type="float">
            <text:p>16.80</text:p>
          </table:table-cell>
          <table:table-cell table:formula="of:=[.Q20]*[.S20]" office:value-type="float" office:value="42" calcext:value-type="float">
            <text:p>42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formula="of:=[.$H21]*[.C$18]" office:value-type="float" office:value="71.5" calcext:value-type="float">
            <text:p>71.50</text:p>
          </table:table-cell>
          <table:table-cell/>
          <table:table-cell table:style-name="Default"/>
          <table:table-cell table:formula="of:=[.$H21]*[.F$18]" office:value-type="float" office:value="91" calcext:value-type="float">
            <text:p>91.00</text:p>
          </table:table-cell>
          <table:table-cell/>
          <table:table-cell table:style-name="Default"/>
          <table:table-cell office:value-type="float" office:value="65" calcext:value-type="float">
            <text:p>65.00</text:p>
          </table:table-cell>
          <table:table-cell/>
          <table:table-cell table:style-name="Default"/>
          <table:table-cell table:formula="of:=[.$H21]*[.L$18]" office:value-type="float" office:value="78" calcext:value-type="float">
            <text:p>78.00</text:p>
          </table:table-cell>
          <table:table-cell/>
          <table:table-cell table:style-name="Default"/>
          <table:table-cell table:formula="of:=[.$H21]*[.O$18]" office:value-type="float" office:value="97.5" calcext:value-type="float">
            <text:p>97.5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1]/[.T21]" office:value-type="float" office:value="18.2" calcext:value-type="float">
            <text:p>18.20</text:p>
          </table:table-cell>
          <table:table-cell table:formula="of:=[.Q21]*[.S21]" office:value-type="float" office:value="45.5" calcext:value-type="float">
            <text:p>45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formula="of:=[.$H22]*[.C$18]" office:value-type="float" office:value="77" calcext:value-type="float">
            <text:p>77.00</text:p>
          </table:table-cell>
          <table:table-cell/>
          <table:table-cell table:style-name="Default"/>
          <table:table-cell table:formula="of:=[.$H22]*[.F$18]" office:value-type="float" office:value="98" calcext:value-type="float">
            <text:p>98.00</text:p>
          </table:table-cell>
          <table:table-cell/>
          <table:table-cell table:style-name="Default"/>
          <table:table-cell office:value-type="float" office:value="70" calcext:value-type="float">
            <text:p>70.00</text:p>
          </table:table-cell>
          <table:table-cell/>
          <table:table-cell table:style-name="Default"/>
          <table:table-cell table:formula="of:=[.$H22]*[.L$18]" office:value-type="float" office:value="84" calcext:value-type="float">
            <text:p>84.00</text:p>
          </table:table-cell>
          <table:table-cell/>
          <table:table-cell table:style-name="Default"/>
          <table:table-cell table:formula="of:=[.$H22]*[.O$18]" office:value-type="float" office:value="105" calcext:value-type="float">
            <text:p>105.0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2]/[.T22]" office:value-type="float" office:value="19.6" calcext:value-type="float">
            <text:p>19.60</text:p>
          </table:table-cell>
          <table:table-cell table:formula="of:=[.Q22]*[.S22]" office:value-type="float" office:value="49" calcext:value-type="float">
            <text:p>49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formula="of:=[.$H23]*[.C$18]" office:value-type="float" office:value="82.5" calcext:value-type="float">
            <text:p>82.50</text:p>
          </table:table-cell>
          <table:table-cell/>
          <table:table-cell table:style-name="Default"/>
          <table:table-cell table:formula="of:=[.$H23]*[.F$18]" office:value-type="float" office:value="105" calcext:value-type="float">
            <text:p>105.00</text:p>
          </table:table-cell>
          <table:table-cell/>
          <table:table-cell table:style-name="Default"/>
          <table:table-cell office:value-type="float" office:value="75" calcext:value-type="float">
            <text:p>75.00</text:p>
          </table:table-cell>
          <table:table-cell/>
          <table:table-cell table:style-name="Default"/>
          <table:table-cell table:formula="of:=[.$H23]*[.L$18]" office:value-type="float" office:value="90" calcext:value-type="float">
            <text:p>90.00</text:p>
          </table:table-cell>
          <table:table-cell/>
          <table:table-cell table:style-name="Default"/>
          <table:table-cell table:formula="of:=[.$H23]*[.O$18]" office:value-type="float" office:value="112.5" calcext:value-type="float">
            <text:p>112.5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3]/[.T23]" office:value-type="float" office:value="21" calcext:value-type="float">
            <text:p>21.00</text:p>
          </table:table-cell>
          <table:table-cell table:formula="of:=[.Q23]*[.S23]"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formula="of:=[.$H24]*[.C$18]" office:value-type="float" office:value="88" calcext:value-type="float">
            <text:p>88.00</text:p>
          </table:table-cell>
          <table:table-cell/>
          <table:table-cell table:style-name="Default"/>
          <table:table-cell table:formula="of:=[.$H24]*[.F$18]" office:value-type="float" office:value="112" calcext:value-type="float">
            <text:p>112.00</text:p>
          </table:table-cell>
          <table:table-cell/>
          <table:table-cell table:style-name="Default"/>
          <table:table-cell office:value-type="float" office:value="80" calcext:value-type="float">
            <text:p>80.00</text:p>
          </table:table-cell>
          <table:table-cell/>
          <table:table-cell table:style-name="Default"/>
          <table:table-cell table:formula="of:=[.$H24]*[.L$18]" office:value-type="float" office:value="96" calcext:value-type="float">
            <text:p>96.00</text:p>
          </table:table-cell>
          <table:table-cell/>
          <table:table-cell table:style-name="Default"/>
          <table:table-cell table:formula="of:=[.$H24]*[.O$18]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4]/[.T24]" office:value-type="float" office:value="22.4" calcext:value-type="float">
            <text:p>22.40</text:p>
          </table:table-cell>
          <table:table-cell table:formula="of:=[.Q24]*[.S24]" office:value-type="float" office:value="56" calcext:value-type="float">
            <text:p>56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formula="of:=[.$H25]*[.C$18]" office:value-type="float" office:value="93.5" calcext:value-type="float">
            <text:p>93.50</text:p>
          </table:table-cell>
          <table:table-cell/>
          <table:table-cell table:style-name="Default"/>
          <table:table-cell table:formula="of:=[.$H25]*[.F$18]" office:value-type="float" office:value="119" calcext:value-type="float">
            <text:p>119.00</text:p>
          </table:table-cell>
          <table:table-cell/>
          <table:table-cell table:style-name="Default"/>
          <table:table-cell office:value-type="float" office:value="85" calcext:value-type="float">
            <text:p>85.00</text:p>
          </table:table-cell>
          <table:table-cell/>
          <table:table-cell table:style-name="Default"/>
          <table:table-cell table:formula="of:=[.$H25]*[.L$18]" office:value-type="float" office:value="102" calcext:value-type="float">
            <text:p>102.00</text:p>
          </table:table-cell>
          <table:table-cell/>
          <table:table-cell table:style-name="Default"/>
          <table:table-cell table:formula="of:=[.$H25]*[.O$18]" office:value-type="float" office:value="127.5" calcext:value-type="float">
            <text:p>127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5]/[.T25]" office:value-type="float" office:value="23.8" calcext:value-type="float">
            <text:p>23.80</text:p>
          </table:table-cell>
          <table:table-cell table:formula="of:=[.Q25]*[.S25]" office:value-type="float" office:value="59.5" calcext:value-type="float">
            <text:p>59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16364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formula="of:=[.$H26]*[.C$18]" office:value-type="float" office:value="99" calcext:value-type="float">
            <text:p>99.00</text:p>
          </table:table-cell>
          <table:table-cell/>
          <table:table-cell table:style-name="Default"/>
          <table:table-cell table:formula="of:=[.$H26]*[.F$18]" office:value-type="float" office:value="126" calcext:value-type="float">
            <text:p>126.00</text:p>
          </table:table-cell>
          <table:table-cell/>
          <table:table-cell table:style-name="Default"/>
          <table:table-cell office:value-type="float" office:value="90" calcext:value-type="float">
            <text:p>90.00</text:p>
          </table:table-cell>
          <table:table-cell/>
          <table:table-cell table:style-name="Default"/>
          <table:table-cell table:formula="of:=[.$H26]*[.L$18]" office:value-type="float" office:value="108" calcext:value-type="float">
            <text:p>108.00</text:p>
          </table:table-cell>
          <table:table-cell/>
          <table:table-cell table:style-name="Default"/>
          <table:table-cell table:formula="of:=[.$H26]*[.O$18]" office:value-type="float" office:value="135" calcext:value-type="float">
            <text:p>135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6]/[.T26]" office:value-type="float" office:value="24" calcext:value-type="float">
            <text:p>24.00</text:p>
          </table:table-cell>
          <table:table-cell table:formula="of:=[.Q26]*[.S26]" office:value-type="float" office:value="57.6" calcext:value-type="float">
            <text:p>57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formula="of:=[.$H27]*[.C$18]" office:value-type="float" office:value="104.5" calcext:value-type="float">
            <text:p>104.50</text:p>
          </table:table-cell>
          <table:table-cell/>
          <table:table-cell table:style-name="Default"/>
          <table:table-cell table:formula="of:=[.$H27]*[.F$18]" office:value-type="float" office:value="133" calcext:value-type="float">
            <text:p>133.00</text:p>
          </table:table-cell>
          <table:table-cell/>
          <table:table-cell table:style-name="Default"/>
          <table:table-cell office:value-type="float" office:value="95" calcext:value-type="float">
            <text:p>95.00</text:p>
          </table:table-cell>
          <table:table-cell/>
          <table:table-cell table:style-name="Default"/>
          <table:table-cell table:formula="of:=[.$H27]*[.L$18]" office:value-type="float" office:value="114" calcext:value-type="float">
            <text:p>114.00</text:p>
          </table:table-cell>
          <table:table-cell/>
          <table:table-cell table:style-name="Default"/>
          <table:table-cell table:formula="of:=[.$H27]*[.O$18]" office:value-type="float" office:value="142.5" calcext:value-type="float">
            <text:p>142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7]/[.T27]" office:value-type="float" office:value="25.3333333333333" calcext:value-type="float">
            <text:p>25.33</text:p>
          </table:table-cell>
          <table:table-cell table:formula="of:=[.Q27]*[.S27]" office:value-type="float" office:value="60.8" calcext:value-type="float">
            <text:p>60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formula="of:=[.$H28]*[.C$18]" office:value-type="float" office:value="110" calcext:value-type="float">
            <text:p>110.00</text:p>
          </table:table-cell>
          <table:table-cell/>
          <table:table-cell table:style-name="Default"/>
          <table:table-cell table:formula="of:=[.$H28]*[.F$18]" office:value-type="float" office:value="140" calcext:value-type="float">
            <text:p>140.00</text:p>
          </table:table-cell>
          <table:table-cell/>
          <table:table-cell table:style-name="Default"/>
          <table:table-cell office:value-type="float" office:value="100" calcext:value-type="float">
            <text:p>100.00</text:p>
          </table:table-cell>
          <table:table-cell/>
          <table:table-cell table:style-name="Default"/>
          <table:table-cell table:formula="of:=[.$H28]*[.L$18]" office:value-type="float" office:value="120" calcext:value-type="float">
            <text:p>120.00</text:p>
          </table:table-cell>
          <table:table-cell/>
          <table:table-cell table:style-name="Default"/>
          <table:table-cell table:formula="of:=[.$H28]*[.O$18]" office:value-type="float" office:value="150" calcext:value-type="float">
            <text:p>150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8]/[.T28]" office:value-type="float" office:value="26.6666666666667" calcext:value-type="float">
            <text:p>26.67</text:p>
          </table:table-cell>
          <table:table-cell table:formula="of:=[.Q28]*[.S28]" office:value-type="float" office:value="64" calcext:value-type="float">
            <text:p>64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formula="of:=[.$H29]*[.C$18]" office:value-type="float" office:value="115.5" calcext:value-type="float">
            <text:p>115.50</text:p>
          </table:table-cell>
          <table:table-cell/>
          <table:table-cell table:style-name="Default"/>
          <table:table-cell table:formula="of:=[.$H29]*[.F$18]" office:value-type="float" office:value="147" calcext:value-type="float">
            <text:p>147.00</text:p>
          </table:table-cell>
          <table:table-cell/>
          <table:table-cell table:style-name="Default"/>
          <table:table-cell office:value-type="float" office:value="105" calcext:value-type="float">
            <text:p>105.00</text:p>
          </table:table-cell>
          <table:table-cell/>
          <table:table-cell table:style-name="Default"/>
          <table:table-cell table:formula="of:=[.$H29]*[.L$18]" office:value-type="float" office:value="126" calcext:value-type="float">
            <text:p>126.00</text:p>
          </table:table-cell>
          <table:table-cell/>
          <table:table-cell table:style-name="Default"/>
          <table:table-cell table:formula="of:=[.$H29]*[.O$18]" office:value-type="float" office:value="157.5" calcext:value-type="float">
            <text:p>157.5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29]/[.T29]" office:value-type="float" office:value="28" calcext:value-type="float">
            <text:p>28.00</text:p>
          </table:table-cell>
          <table:table-cell table:formula="of:=[.Q29]*[.S29]" office:value-type="float" office:value="67.2" calcext:value-type="float">
            <text:p>67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formula="of:=[.$H30]*[.C$18]" office:value-type="float" office:value="121" calcext:value-type="float">
            <text:p>121.00</text:p>
          </table:table-cell>
          <table:table-cell/>
          <table:table-cell table:style-name="Default"/>
          <table:table-cell table:formula="of:=[.$H30]*[.F$18]" office:value-type="float" office:value="154" calcext:value-type="float">
            <text:p>154.00</text:p>
          </table:table-cell>
          <table:table-cell/>
          <table:table-cell table:style-name="Default"/>
          <table:table-cell office:value-type="float" office:value="110" calcext:value-type="float">
            <text:p>110.00</text:p>
          </table:table-cell>
          <table:table-cell/>
          <table:table-cell table:style-name="Default"/>
          <table:table-cell table:formula="of:=[.$H30]*[.L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0]*[.O$18]" office:value-type="float" office:value="165" calcext:value-type="float">
            <text:p>165.0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30]/[.T30]" office:value-type="float" office:value="29.3333333333333" calcext:value-type="float">
            <text:p>29.33</text:p>
          </table:table-cell>
          <table:table-cell table:formula="of:=[.Q30]*[.S30]" office:value-type="float" office:value="70.4" calcext:value-type="float">
            <text:p>70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formula="of:=[.$H31]*[.C$18]" office:value-type="float" office:value="126.5" calcext:value-type="float">
            <text:p>126.50</text:p>
          </table:table-cell>
          <table:table-cell/>
          <table:table-cell table:style-name="Default"/>
          <table:table-cell table:formula="of:=[.$H31]*[.F$18]" office:value-type="float" office:value="161" calcext:value-type="float">
            <text:p>161.00</text:p>
          </table:table-cell>
          <table:table-cell/>
          <table:table-cell table:style-name="Default"/>
          <table:table-cell office:value-type="float" office:value="115" calcext:value-type="float">
            <text:p>115.00</text:p>
          </table:table-cell>
          <table:table-cell/>
          <table:table-cell table:style-name="Default"/>
          <table:table-cell table:formula="of:=[.$H31]*[.L$18]" office:value-type="float" office:value="138" calcext:value-type="float">
            <text:p>138.00</text:p>
          </table:table-cell>
          <table:table-cell/>
          <table:table-cell table:style-name="Default"/>
          <table:table-cell table:formula="of:=[.$H31]*[.O$18]" office:value-type="float" office:value="172.5" calcext:value-type="float">
            <text:p>172.5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1]/[.T31]" office:value-type="float" office:value="30.6666666666667" calcext:value-type="float">
            <text:p>30.67</text:p>
          </table:table-cell>
          <table:table-cell table:formula="of:=[.Q31]*[.S31]" office:value-type="float" office:value="73.6" calcext:value-type="float">
            <text:p>73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formula="of:=[.$H32]*[.C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2]*[.F$18]" office:value-type="float" office:value="168" calcext:value-type="float">
            <text:p>168.00</text:p>
          </table:table-cell>
          <table:table-cell/>
          <table:table-cell table:style-name="Default"/>
          <table:table-cell office:value-type="float" office:value="120" calcext:value-type="float">
            <text:p>120.00</text:p>
          </table:table-cell>
          <table:table-cell/>
          <table:table-cell table:style-name="Default"/>
          <table:table-cell table:formula="of:=[.$H32]*[.L$18]" office:value-type="float" office:value="144" calcext:value-type="float">
            <text:p>144.00</text:p>
          </table:table-cell>
          <table:table-cell/>
          <table:table-cell table:style-name="Default"/>
          <table:table-cell table:formula="of:=[.$H32]*[.O$18]" office:value-type="float" office:value="180" calcext:value-type="float">
            <text:p>180.0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2]/[.T32]" office:value-type="float" office:value="32" calcext:value-type="float">
            <text:p>32.00</text:p>
          </table:table-cell>
          <table:table-cell table:formula="of:=[.Q32]*[.S32]" office:value-type="float" office:value="76.8" calcext:value-type="float">
            <text:p>76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formula="of:=[.$H33]*[.C$18]" office:value-type="float" office:value="137.5" calcext:value-type="float">
            <text:p>137.50</text:p>
          </table:table-cell>
          <table:table-cell/>
          <table:table-cell table:style-name="Default"/>
          <table:table-cell table:formula="of:=[.$H33]*[.F$18]" office:value-type="float" office:value="175" calcext:value-type="float">
            <text:p>175.00</text:p>
          </table:table-cell>
          <table:table-cell/>
          <table:table-cell table:style-name="Default"/>
          <table:table-cell office:value-type="float" office:value="125" calcext:value-type="float">
            <text:p>125.00</text:p>
          </table:table-cell>
          <table:table-cell/>
          <table:table-cell table:style-name="Default"/>
          <table:table-cell table:formula="of:=[.$H33]*[.L$18]" office:value-type="float" office:value="150" calcext:value-type="float">
            <text:p>150.00</text:p>
          </table:table-cell>
          <table:table-cell/>
          <table:table-cell table:style-name="Default"/>
          <table:table-cell table:formula="of:=[.$H33]*[.O$18]" office:value-type="float" office:value="187.5" calcext:value-type="float">
            <text:p>187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3]/[.T33]" office:value-type="float" office:value="33.3333333333333" calcext:value-type="float">
            <text:p>33.33</text:p>
          </table:table-cell>
          <table:table-cell table:formula="of:=[.Q33]*[.S33]" office:value-type="float" office:value="80" calcext:value-type="float">
            <text:p>80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formula="of:=[.$H34]*[.C$18]" office:value-type="float" office:value="143" calcext:value-type="float">
            <text:p>143.00</text:p>
          </table:table-cell>
          <table:table-cell/>
          <table:table-cell table:style-name="Default"/>
          <table:table-cell table:formula="of:=[.$H34]*[.F$18]" office:value-type="float" office:value="182" calcext:value-type="float">
            <text:p>182.00</text:p>
          </table:table-cell>
          <table:table-cell/>
          <table:table-cell table:style-name="Default"/>
          <table:table-cell office:value-type="float" office:value="130" calcext:value-type="float">
            <text:p>130.00</text:p>
          </table:table-cell>
          <table:table-cell/>
          <table:table-cell table:style-name="Default"/>
          <table:table-cell table:formula="of:=[.$H34]*[.L$18]" office:value-type="float" office:value="156" calcext:value-type="float">
            <text:p>156.00</text:p>
          </table:table-cell>
          <table:table-cell/>
          <table:table-cell table:style-name="Default"/>
          <table:table-cell table:formula="of:=[.$H34]*[.O$18]" office:value-type="float" office:value="195" calcext:value-type="float">
            <text:p>195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4]/[.T34]" office:value-type="float" office:value="34.6666666666667" calcext:value-type="float">
            <text:p>34.67</text:p>
          </table:table-cell>
          <table:table-cell table:formula="of:=[.Q34]*[.S34]" office:value-type="float" office:value="83.2" calcext:value-type="float">
            <text:p>83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formula="of:=[.$H35]*[.C$18]" office:value-type="float" office:value="148.5" calcext:value-type="float">
            <text:p>148.50</text:p>
          </table:table-cell>
          <table:table-cell/>
          <table:table-cell table:style-name="Default"/>
          <table:table-cell table:formula="of:=[.$H35]*[.F$18]" office:value-type="float" office:value="189" calcext:value-type="float">
            <text:p>189.00</text:p>
          </table:table-cell>
          <table:table-cell/>
          <table:table-cell table:style-name="Default"/>
          <table:table-cell office:value-type="float" office:value="135" calcext:value-type="float">
            <text:p>135.00</text:p>
          </table:table-cell>
          <table:table-cell/>
          <table:table-cell table:style-name="Default"/>
          <table:table-cell table:formula="of:=[.$H35]*[.L$18]" office:value-type="float" office:value="162" calcext:value-type="float">
            <text:p>162.00</text:p>
          </table:table-cell>
          <table:table-cell/>
          <table:table-cell table:style-name="Default"/>
          <table:table-cell table:formula="of:=[.$H35]*[.O$18]" office:value-type="float" office:value="202.5" calcext:value-type="float">
            <text:p>202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5]/[.T35]" office:value-type="float" office:value="36" calcext:value-type="float">
            <text:p>36.00</text:p>
          </table:table-cell>
          <table:table-cell table:formula="of:=[.Q35]*[.S35]" office:value-type="float" office:value="86.4" calcext:value-type="float">
            <text:p>86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formula="of:=[.$H36]*[.C$18]" office:value-type="float" office:value="154" calcext:value-type="float">
            <text:p>154.00</text:p>
          </table:table-cell>
          <table:table-cell/>
          <table:table-cell table:style-name="Default"/>
          <table:table-cell table:formula="of:=[.$H36]*[.F$18]" office:value-type="float" office:value="196" calcext:value-type="float">
            <text:p>196.00</text:p>
          </table:table-cell>
          <table:table-cell/>
          <table:table-cell table:style-name="Default"/>
          <table:table-cell office:value-type="float" office:value="140" calcext:value-type="float">
            <text:p>140.00</text:p>
          </table:table-cell>
          <table:table-cell/>
          <table:table-cell table:style-name="Default"/>
          <table:table-cell table:formula="of:=[.$H36]*[.L$18]" office:value-type="float" office:value="168" calcext:value-type="float">
            <text:p>168.00</text:p>
          </table:table-cell>
          <table:table-cell/>
          <table:table-cell table:style-name="Default"/>
          <table:table-cell table:formula="of:=[.$H36]*[.O$18]" office:value-type="float" office:value="210" calcext:value-type="float">
            <text:p>210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6]/[.T36]" office:value-type="float" office:value="37.3333333333333" calcext:value-type="float">
            <text:p>37.33</text:p>
          </table:table-cell>
          <table:table-cell table:formula="of:=[.Q36]*[.S36]" office:value-type="float" office:value="89.6" calcext:value-type="float">
            <text:p>89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formula="of:=[.$H37]*[.C$18]" office:value-type="float" office:value="159.5" calcext:value-type="float">
            <text:p>159.50</text:p>
          </table:table-cell>
          <table:table-cell/>
          <table:table-cell table:style-name="Default"/>
          <table:table-cell table:formula="of:=[.$H37]*[.F$18]" office:value-type="float" office:value="203" calcext:value-type="float">
            <text:p>203.00</text:p>
          </table:table-cell>
          <table:table-cell/>
          <table:table-cell table:style-name="Default"/>
          <table:table-cell office:value-type="float" office:value="145" calcext:value-type="float">
            <text:p>145.00</text:p>
          </table:table-cell>
          <table:table-cell/>
          <table:table-cell table:style-name="Default"/>
          <table:table-cell table:formula="of:=[.$H37]*[.L$18]" office:value-type="float" office:value="174" calcext:value-type="float">
            <text:p>174.00</text:p>
          </table:table-cell>
          <table:table-cell/>
          <table:table-cell table:style-name="Default"/>
          <table:table-cell table:formula="of:=[.$H37]*[.O$18]" office:value-type="float" office:value="217.5" calcext:value-type="float">
            <text:p>217.50</text:p>
          </table:table-cell>
          <table:table-cell/>
          <table:table-cell office:value-type="float" office:value="215" calcext:value-type="float">
            <text:p>215.00</text:p>
          </table:table-cell>
          <table:table-cell table:formula="of:=[.E37]/[.T37]" office:value-type="float" office:value="38.6666666666667" calcext:value-type="float">
            <text:p>38.67</text:p>
          </table:table-cell>
          <table:table-cell table:formula="of:=[.Q37]*[.S37]" office:value-type="float" office:value="92.8" calcext:value-type="float">
            <text:p>92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HP missing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style-name="Default"/>
          <table:table-cell office:value-type="float" office:value="3" calcext:value-type="float">
            <text:p>3.00</text:p>
          </table:table-cell>
          <table:table-cell table:style-name="Default" table:number-columns-repeated="2"/>
          <table:table-cell office:value-type="float" office:value="0" calcext:value-type="float">
            <text:p>0.00</text:p>
          </table:table-cell>
          <table:table-cell/>
          <table:table-cell table:style-name="Default"/>
          <table:table-cell office:value-type="float" office:value="29" calcext:value-type="float">
            <text:p>29.00</text:p>
          </table:table-cell>
          <table:table-cell/>
          <table:table-cell table:style-name="Default"/>
          <table:table-cell office:value-type="float" office:value="42.5" calcext:value-type="float">
            <text:p>42.50</text:p>
          </table:table-cell>
          <table:table-cell/>
          <table:table-cell office:value-type="float" office:value="2.5" calcext:value-type="float">
            <text:p>2.50</text:p>
          </table:table-cell>
          <table:table-cell table:number-columns-repeated="16368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68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8-27T12:23:40.487435610</dc:date>
    <meta:editing-duration>P32DT21H16M44S</meta:editing-duration>
    <meta:editing-cycles>19</meta:editing-cycles>
    <meta:generator>LibreOffice/7.4.7.2$Linux_X86_64 LibreOffice_project/40$Build-2</meta:generator>
    <meta:document-statistic meta:table-count="2" meta:cell-count="880" meta:object-count="0"/>
  </office:meta>
</office:document-meta>
</file>